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12B0000012C25093A87.png" manifest:media-type="image/png"/>
  <manifest:file-entry manifest:full-path="Pictures/TablePreview9.svm" manifest:media-type=""/>
  <manifest:file-entry manifest:full-path="Pictures/TablePreview5.svm" manifest:media-type=""/>
  <manifest:file-entry manifest:full-path="Pictures/TablePreview1.svm" manifest:media-type=""/>
  <manifest:file-entry manifest:full-path="Pictures/100002010000012C0000012B8BD43765.png" manifest:media-type="image/png"/>
  <manifest:file-entry manifest:full-path="Pictures/100000000000007B0000007B2A80E7DB.gif" manifest:media-type="image/gif"/>
  <manifest:file-entry manifest:full-path="Pictures/10000201000001140000012C76D41E36.png" manifest:media-type="image/png"/>
  <manifest:file-entry manifest:full-path="Pictures/10000000000000760000007627A58627.gif" manifest:media-type="image/gif"/>
  <manifest:file-entry manifest:full-path="Pictures/100002010000012C000000AF1B6F633F.png" manifest:media-type="image/png"/>
  <manifest:file-entry manifest:full-path="Pictures/TablePreview6.svm" manifest:media-type=""/>
  <manifest:file-entry manifest:full-path="Pictures/100002010000012C00000096CF400556.png" manifest:media-type="image/png"/>
  <manifest:file-entry manifest:full-path="Pictures/TablePreview2.svm" manifest:media-type=""/>
  <manifest:file-entry manifest:full-path="Pictures/100002010000012C000000DFFF22775B.png" manifest:media-type="image/png"/>
  <manifest:file-entry manifest:full-path="Pictures/1000000000000343000001B583C2074C.jpg" manifest:media-type="image/jpeg"/>
  <manifest:file-entry manifest:full-path="Pictures/100000000000021F0000021FC645662D.jpg" manifest:media-type="image/jpeg"/>
  <manifest:file-entry manifest:full-path="Pictures/100000000000007800000078171A3D7B.gif" manifest:media-type="image/gif"/>
  <manifest:file-entry manifest:full-path="Pictures/100002010000012C0000011D3CC6B740.png" manifest:media-type="image/png"/>
  <manifest:file-entry manifest:full-path="Pictures/TablePreview7.svm" manifest:media-type=""/>
  <manifest:file-entry manifest:full-path="Pictures/TablePreview3.svm" manifest:media-type=""/>
  <manifest:file-entry manifest:full-path="Pictures/100002010000012A0000012C2B2303EC.png" manifest:media-type="image/png"/>
  <manifest:file-entry manifest:full-path="Pictures/TablePreview8.svm" manifest:media-type=""/>
  <manifest:file-entry manifest:full-path="Pictures/10000000000001930000008DAB8C20B3.png" manifest:media-type="image/png"/>
  <manifest:file-entry manifest:full-path="Pictures/TablePreview4.svm" manifest:media-type=""/>
  <manifest:file-entry manifest:full-path="Pictures/10000000000000A0000000A265565B48.jpg" manifest:media-type="image/jpeg"/>
  <manifest:file-entry manifest:full-path="Pictures/TablePreview10.svm" manifest:media-type=""/>
  <manifest:file-entry manifest:full-path="Pictures/100000000000006900000069C0381401.gif" manifest:media-type="image/gif"/>
  <manifest:file-entry manifest:full-path="Pictures/100000000000007E0000007E02CD2C8A.gif" manifest:media-type="image/gif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2.5cm"/>
    </style:style>
    <style:style style:name="gr4" style:family="graphic" style:parent-style-name="standard">
      <style:graphic-properties svg:stroke-width="0.05cm" draw:marker-start-width="0.275cm" draw:marker-end-width="0.275cm" draw:fill="solid" draw:fill-color="#ffff99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2cm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gr7" style:family="graphic" style:parent-style-name="standard">
      <style:graphic-properties draw:fill="solid" draw:fill-color="#0000ff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9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1" style:family="graphic" style:parent-style-name="standard">
      <style:graphic-properties draw:fill="solid" draw:fill-color="#000000" draw:textarea-vertical-align="middle" draw:auto-grow-height="false" fo:min-height="0.749cm" fo:min-width="0.499cm"/>
    </style:style>
    <style:style style:name="gr12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4" style:family="graphic" style:parent-style-name="standard">
      <style:graphic-properties draw:stroke="solid" svg:stroke-width="0.02cm" draw:marker-start-width="0.33cm" draw:marker-end-width="0.33cm" draw:fill="none" draw:textarea-horizontal-align="center" draw:textarea-vertical-align="middle" draw:color-mode="standard" draw:luminance="0%" draw:contrast="0%" draw:gamma="56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5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width="0.05cm" draw:marker-start-width="0.275cm" draw:marker-end-width="0.275cm" draw:fill="solid" draw:fill-color="#94bd5e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svg:stroke-width="0.05cm" draw:marker-start-width="0.275cm" draw:marker-end-width="0.275cm" draw:fill="solid" draw:fill-color="#94bd5e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svg:stroke-width="0.02cm" draw:marker-start-width="0.23cm" draw:marker-end-width="0.23cm" draw:fill="solid" draw:fill-color="#94bd5e" draw:textarea-horizontal-align="center" draw:textarea-vertical-align="middle" fo:padding-top="0.135cm" fo:padding-bottom="0.135cm" fo:padding-left="0.26cm" fo:padding-right="0.26cm"/>
    </style:style>
    <style:style style:name="gr19" style:family="graphic" style:parent-style-name="standard">
      <style:graphic-properties svg:stroke-width="0.05cm" draw:marker-start-width="0.275cm" draw:marker-end-width="0.275cm" draw:fill="solid" draw:textarea-horizontal-align="center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svg:stroke-width="0.02cm" draw:marker-start-width="0.23cm" draw:marker-end-width="0.23cm" draw:fill="solid" draw:textarea-horizontal-align="center" draw:textarea-vertical-align="middle" fo:padding-top="0.135cm" fo:padding-bottom="0.135cm" fo:padding-left="0.26cm" fo:padding-right="0.26cm"/>
    </style:style>
    <style:style style:name="gr21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greyscale" draw:luminance="0%" draw:contrast="0%" draw:gamma="5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draw:fill="none" draw:textarea-horizontal-align="center" draw:textarea-vertical-align="middle" draw:color-mode="greyscale" draw:luminance="0%" draw:contrast="0%" draw:gamma="50%" draw:red="0%" draw:green="0%" draw:blue="0%" fo:clip="rect(0cm, 0cm, 0cm, 0cm)" draw:image-opacity="100%" style:mirror="horizontal"/>
    </style:style>
    <style:style style:name="gr24" style:family="graphic" style:parent-style-name="standard">
      <style:graphic-properties svg:stroke-width="0.1cm" draw:marker-start-width="0.35cm" draw:marker-end-width="0.35cm" draw:fill="solid" draw:fill-color="#ff950e" draw:textarea-horizontal-align="justify" draw:textarea-vertical-align="middle" draw:auto-grow-height="false" fo:padding-top="0.175cm" fo:padding-bottom="0.175cm" fo:padding-left="0.3cm" fo:padding-right="0.3cm"/>
    </style:style>
    <style:style style:name="gr25" style:family="graphic" style:parent-style-name="standard">
      <style:graphic-properties svg:stroke-width="0.1cm" draw:marker-start-width="0.35cm" draw:marker-end-width="0.35cm" draw:fill="solid" draw:fill-color="#0084d1" draw:textarea-horizontal-align="justify" draw:textarea-vertical-align="middle" draw:auto-grow-height="false" fo:padding-top="0.175cm" fo:padding-bottom="0.175cm" fo:padding-left="0.3cm" fo:padding-right="0.3cm"/>
    </style:style>
    <style:style style:name="gr26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84d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84d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84d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84d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84d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84d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84d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84d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84d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950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950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950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950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950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>
      <style:graphic-properties svg:stroke-width="0.05cm" draw:marker-start-width="0.275cm" draw:marker-end-width="0.275cm" draw:fill="gradient" draw:fill-gradient-name="Ellipsoid_20_blue_20_grey_2f_light_20_blue" draw:textarea-vertical-align="middle" draw:auto-grow-height="false" fo:min-height="0.749cm" fo:min-width="0.499cm" fo:padding-top="0.15cm" fo:padding-bottom="0.15cm" fo:padding-left="0.275cm" fo:padding-right="0.275cm"/>
    </style:style>
    <style:style style:name="co1" style:family="table-column">
      <style:table-column-properties style:column-width="5.509cm" style:use-optimal-column-width="false"/>
    </style:style>
    <style:style style:name="co2" style:family="table-column">
      <style:table-column-properties style:column-width="5.508cm" style:use-optimal-column-width="false"/>
    </style:style>
    <style:style style:name="co3" style:family="table-column">
      <style:table-column-properties style:column-width="3.102cm" style:use-optimal-column-width="false"/>
    </style:style>
    <style:style style:name="co4" style:family="table-column">
      <style:table-column-properties style:column-width="3.1cm" style:use-optimal-column-width="false"/>
    </style:style>
    <style:style style:name="ro1" style:family="table-row">
      <style:table-row-properties style:row-height="4.538cm"/>
    </style:style>
    <style:style style:name="ro2" style:family="table-row">
      <style:table-row-properties style:row-height="4.263cm"/>
    </style:style>
    <style:style style:name="ro3" style:family="table-row">
      <style:table-row-properties style:row-height="4.267cm"/>
    </style:style>
    <style:style style:name="ce1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="2.27pt solid #000000"/>
      <style:text-properties fo:font-size="48pt" style:font-size-asian="48pt" style:font-size-complex="48pt"/>
    </style:style>
    <style:style style:name="ce2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-left="2.27pt solid #000000" fo:border-right="none" fo:border-top="2.27pt solid #000000" fo:border-bottom="2.27pt solid #000000"/>
      <style:text-properties fo:font-size="48pt" style:font-size-asian="48pt" style:font-size-complex="48pt"/>
    </style:style>
    <style:style style:name="ce3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-left="2.27pt solid #000000" fo:border-right="2.27pt solid #000000" fo:border-top="none" fo:border-bottom="2.27pt solid #000000"/>
      <style:text-properties fo:font-size="48pt" style:font-size-asian="48pt" style:font-size-complex="48pt"/>
    </style:style>
    <style:style style:name="ce4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="1.42pt solid #000000"/>
      <style:text-properties fo:font-family="'Liberation Sans'" style:font-family-generic="swiss" style:font-pitch="variable" fo:font-size="48pt" style:font-size-asian="48pt" style:font-size-complex="48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style:font-size-asian="48pt" style:font-size-complex="48pt"/>
    </style:style>
    <style:style style:name="P3" style:family="paragraph">
      <style:text-properties fo:font-size="100pt" style:font-size-asian="100pt" style:font-size-complex="100pt"/>
    </style:style>
    <style:style style:name="P4" style:family="paragraph">
      <style:paragraph-properties fo:text-align="center"/>
      <style:text-properties fo:font-size="44pt" style:font-size-asian="44pt" style:font-size-complex="44pt"/>
    </style:style>
    <style:style style:name="P5" style:family="paragraph"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100pt" style:font-size-asian="100pt" style:font-size-complex="100pt"/>
    </style:style>
    <style:style style:name="T4" style:family="text">
      <style:text-properties fo:font-family="'Liberation Sans'" style:font-family-generic="swiss" style:font-pitch="variable" fo:font-size="48pt" style:font-size-asian="48pt" style:font-size-complex="48pt"/>
    </style:style>
    <style:style style:name="T5" style:family="text">
      <style:text-properties fo:font-size="18pt"/>
    </style:style>
    <style:style style:name="T6" style:family="text">
      <style:text-properties fo:font-size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cm" svg:height="3.314cm" svg:x="24.2cm" svg:y="2.486cm">
          <text:p text:style-name="P1"><text:span text:style-name="T1">1+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7.153cm">
          <text:p text:style-name="P1"><text:span text:style-name="T1">5+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1.819cm">
          <text:p text:style-name="P1"><text:span text:style-name="T1">5+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6.486cm">
          <text:p text:style-name="P1"><text:span text:style-name="T1">5+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cm" svg:height="3.314cm" svg:x="1.5cm" svg:y="2.5cm">
          <text:p text:style-name="P1"><text:span text:style-name="T1">2+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7.167cm">
          <text:p text:style-name="P1"><text:span text:style-name="T1">5+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1.833cm">
          <text:p text:style-name="P1"><text:span text:style-name="T1">5+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6.5cm">
          <text:p text:style-name="P1"><text:span text:style-name="T1">2+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>
                <text:p text:style-name="P1"><text:span text:style-name="T2"><text:s/></text:span></text:p>
              </table:table-cell>
              <table:table-cell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</table:table>
          <draw:image xlink:href="Pictures/TablePreview1.svm" xlink:type="simple" xlink:show="embed" xlink:actuate="onLoad"/>
        </draw:frame>
        <draw:frame draw:style-name="gr3" draw:layer="layout" svg:width="4.5cm" svg:height="2.75cm" svg:x="30cm" svg:y="1cm">
          <draw:text-box>
            <text:p>s 2</text:p>
          </draw:text-box>
        </draw:frame>
        <draw:g>
          <draw:g>
            <draw:custom-shape draw:style-name="gr4" draw:text-style-name="P1" draw:layer="layout" svg:width="4.061cm" svg:height="1.625cm" svg:x="30.439cm" svg:y="2.8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" draw:text-style-name="P1" draw:layer="layout" svg:x1="30.439cm" svg:y1="3.687cm" svg:x2="34.499cm" svg:y2="3.687cm">
              <text:p/>
            </draw:line>
            <draw:line draw:style-name="gr6" draw:text-style-name="P1" draw:layer="layout" svg:x1="31.251cm" svg:y1="2.875cm" svg:x2="31.251cm" svg:y2="4.5cm">
              <text:p/>
            </draw:line>
            <draw:line draw:style-name="gr6" draw:text-style-name="P1" draw:layer="layout" svg:x1="32.063cm" svg:y1="2.875cm" svg:x2="32.063cm" svg:y2="4.5cm">
              <text:p/>
            </draw:line>
            <draw:line draw:style-name="gr6" draw:text-style-name="P1" draw:layer="layout" svg:x1="32.875cm" svg:y1="2.875cm" svg:x2="32.875cm" svg:y2="4.5cm">
              <text:p/>
            </draw:line>
            <draw:line draw:style-name="gr6" draw:text-style-name="P1" draw:layer="layout" svg:x1="33.687cm" svg:y1="2.875cm" svg:x2="33.687cm" svg:y2="4.5cm">
              <text:p/>
            </draw:line>
          </draw:g>
          <draw:custom-shape draw:style-name="gr7" draw:text-style-name="P1" draw:layer="layout" svg:width="0.373cm" svg:height="0.372cm" svg:x="30.671cm" svg:y="3.1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4" draw:text-style-name="P1" draw:layer="layout" svg:width="4.06cm" svg:height="1.625cm" svg:x="12.739cm" svg:y="11.3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" draw:text-style-name="P1" draw:layer="layout" svg:x1="12.739cm" svg:y1="12.187cm" svg:x2="16.799cm" svg:y2="12.187cm">
              <text:p/>
            </draw:line>
            <draw:line draw:style-name="gr6" draw:text-style-name="P1" draw:layer="layout" svg:x1="13.551cm" svg:y1="11.375cm" svg:x2="13.551cm" svg:y2="13cm">
              <text:p/>
            </draw:line>
            <draw:line draw:style-name="gr6" draw:text-style-name="P1" draw:layer="layout" svg:x1="14.363cm" svg:y1="11.375cm" svg:x2="14.363cm" svg:y2="13cm">
              <text:p/>
            </draw:line>
            <draw:line draw:style-name="gr6" draw:text-style-name="P1" draw:layer="layout" svg:x1="15.175cm" svg:y1="11.375cm" svg:x2="15.175cm" svg:y2="13cm">
              <text:p/>
            </draw:line>
            <draw:line draw:style-name="gr6" draw:text-style-name="P1" draw:layer="layout" svg:x1="15.986cm" svg:y1="11.375cm" svg:x2="15.986cm" svg:y2="13cm">
              <text:p/>
            </draw:line>
          </draw:g>
          <draw:custom-shape draw:style-name="gr7" draw:text-style-name="P1" draw:layer="layout" svg:width="0.373cm" svg:height="0.373cm" svg:x="12.971cm" svg:y="11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6cm" svg:height="0.373cm" svg:x="13.793cm" svg:y="11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4" draw:text-style-name="P1" draw:layer="layout" svg:width="4.06cm" svg:height="1.622cm" svg:x="7.139cm" svg:y="15.87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" draw:text-style-name="P1" draw:layer="layout" svg:x1="7.139cm" svg:y1="16.687cm" svg:x2="11.199cm" svg:y2="16.687cm">
              <text:p/>
            </draw:line>
            <draw:line draw:style-name="gr6" draw:text-style-name="P1" draw:layer="layout" svg:x1="7.951cm" svg:y1="15.875cm" svg:x2="7.951cm" svg:y2="17.5cm">
              <text:p/>
            </draw:line>
            <draw:line draw:style-name="gr6" draw:text-style-name="P1" draw:layer="layout" svg:x1="8.764cm" svg:y1="15.875cm" svg:x2="8.764cm" svg:y2="17.5cm">
              <text:p/>
            </draw:line>
            <draw:line draw:style-name="gr6" draw:text-style-name="P1" draw:layer="layout" svg:x1="9.576cm" svg:y1="15.875cm" svg:x2="9.576cm" svg:y2="17.5cm">
              <text:p/>
            </draw:line>
            <draw:line draw:style-name="gr6" draw:text-style-name="P1" draw:layer="layout" svg:x1="10.387cm" svg:y1="15.875cm" svg:x2="10.387cm" svg:y2="17.5cm">
              <text:p/>
            </draw:line>
          </draw:g>
          <draw:custom-shape draw:style-name="gr7" draw:text-style-name="P1" draw:layer="layout" svg:width="0.372cm" svg:height="0.373cm" svg:x="7.372cm" svg:y="16.1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5cm" svg:height="0.373cm" svg:x="8.194cm" svg:y="16.1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4cm" svg:height="0.373cm" svg:x="9.017cm" svg:y="16.1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4" draw:text-style-name="P1" draw:layer="layout" svg:width="4.061cm" svg:height="1.625cm" svg:x="18.2cm" svg:y="15.8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" draw:text-style-name="P1" draw:layer="layout" svg:x1="18.201cm" svg:y1="16.687cm" svg:x2="22.261cm" svg:y2="16.687cm">
              <text:p/>
            </draw:line>
            <draw:line draw:style-name="gr6" draw:text-style-name="P1" draw:layer="layout" svg:x1="19.013cm" svg:y1="15.875cm" svg:x2="19.013cm" svg:y2="17.5cm">
              <text:p/>
            </draw:line>
            <draw:line draw:style-name="gr6" draw:text-style-name="P1" draw:layer="layout" svg:x1="19.825cm" svg:y1="15.875cm" svg:x2="19.825cm" svg:y2="17.5cm">
              <text:p/>
            </draw:line>
            <draw:line draw:style-name="gr6" draw:text-style-name="P1" draw:layer="layout" svg:x1="20.637cm" svg:y1="15.875cm" svg:x2="20.637cm" svg:y2="17.5cm">
              <text:p/>
            </draw:line>
            <draw:line draw:style-name="gr6" draw:text-style-name="P1" draw:layer="layout" svg:x1="21.449cm" svg:y1="15.875cm" svg:x2="21.449cm" svg:y2="17.5cm">
              <text:p/>
            </draw:line>
          </draw:g>
          <draw:custom-shape draw:style-name="gr7" draw:text-style-name="P1" draw:layer="layout" svg:width="0.372cm" svg:height="0.373cm" svg:x="18.434cm" svg:y="16.1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4cm" svg:height="0.373cm" svg:x="19.256cm" svg:y="16.1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5cm" svg:height="0.373cm" svg:x="20.079cm" svg:y="16.1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5cm" svg:height="0.373cm" svg:x="20.902cm" svg:y="16.1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5cm" svg:height="0.373cm" svg:x="21.643cm" svg:y="16.1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2cm" svg:height="0.374cm" svg:x="18.434cm" svg:y="16.8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4" draw:text-style-name="P1" draw:layer="layout" svg:width="4.06cm" svg:height="1.625cm" svg:x="12.74cm" svg:y="6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" draw:text-style-name="P1" draw:layer="layout" svg:x1="12.739cm" svg:y1="7.312cm" svg:x2="16.799cm" svg:y2="7.312cm">
              <text:p/>
            </draw:line>
            <draw:line draw:style-name="gr6" draw:text-style-name="P1" draw:layer="layout" svg:x1="13.551cm" svg:y1="6.5cm" svg:x2="13.551cm" svg:y2="8.125cm">
              <text:p/>
            </draw:line>
            <draw:line draw:style-name="gr6" draw:text-style-name="P1" draw:layer="layout" svg:x1="14.364cm" svg:y1="6.5cm" svg:x2="14.364cm" svg:y2="8.125cm">
              <text:p/>
            </draw:line>
            <draw:line draw:style-name="gr6" draw:text-style-name="P1" draw:layer="layout" svg:x1="15.176cm" svg:y1="6.5cm" svg:x2="15.176cm" svg:y2="8.125cm">
              <text:p/>
            </draw:line>
            <draw:line draw:style-name="gr6" draw:text-style-name="P1" draw:layer="layout" svg:x1="15.988cm" svg:y1="6.5cm" svg:x2="15.988cm" svg:y2="8.125cm">
              <text:p/>
            </draw:line>
          </draw:g>
          <draw:custom-shape draw:style-name="gr7" draw:text-style-name="P1" draw:layer="layout" svg:width="0.373cm" svg:height="0.374cm" svg:x="12.972cm" svg:y="6.7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4cm" svg:height="0.374cm" svg:x="13.795cm" svg:y="6.7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4cm" svg:height="0.374cm" svg:x="14.618cm" svg:y="6.7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5cm" svg:height="0.374cm" svg:x="15.44cm" svg:y="6.7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3cm" svg:height="0.374cm" svg:x="16.183cm" svg:y="6.7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3cm" svg:height="0.374cm" svg:x="12.972cm" svg:y="7.4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4cm" svg:height="0.374cm" svg:x="13.795cm" svg:y="7.4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4" draw:text-style-name="P1" draw:layer="layout" svg:width="4.06cm" svg:height="1.623cm" svg:x="18.2cm" svg:y="11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" draw:text-style-name="P1" draw:layer="layout" svg:x1="18.2cm" svg:y1="12.312cm" svg:x2="22.26cm" svg:y2="12.312cm">
              <text:p/>
            </draw:line>
            <draw:line draw:style-name="gr6" draw:text-style-name="P1" draw:layer="layout" svg:x1="19.012cm" svg:y1="11.5cm" svg:x2="19.012cm" svg:y2="13.125cm">
              <text:p/>
            </draw:line>
            <draw:line draw:style-name="gr6" draw:text-style-name="P1" draw:layer="layout" svg:x1="19.824cm" svg:y1="11.5cm" svg:x2="19.824cm" svg:y2="13.125cm">
              <text:p/>
            </draw:line>
            <draw:line draw:style-name="gr6" draw:text-style-name="P1" draw:layer="layout" svg:x1="20.636cm" svg:y1="11.5cm" svg:x2="20.636cm" svg:y2="13.125cm">
              <text:p/>
            </draw:line>
            <draw:line draw:style-name="gr6" draw:text-style-name="P1" draw:layer="layout" svg:x1="21.448cm" svg:y1="11.5cm" svg:x2="21.448cm" svg:y2="13.125cm">
              <text:p/>
            </draw:line>
          </draw:g>
          <draw:custom-shape draw:style-name="gr7" draw:text-style-name="P1" draw:layer="layout" svg:width="0.374cm" svg:height="0.374cm" svg:x="18.432cm" svg:y="11.7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4cm" svg:height="0.374cm" svg:x="19.255cm" svg:y="11.7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4cm" svg:height="0.374cm" svg:x="20.078cm" svg:y="11.7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4cm" svg:height="0.374cm" svg:x="20.9cm" svg:y="11.7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3cm" svg:height="0.374cm" svg:x="21.643cm" svg:y="11.7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4cm" svg:height="0.375cm" svg:x="18.432cm" svg:y="12.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4cm" svg:height="0.375cm" svg:x="19.255cm" svg:y="12.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4cm" svg:height="0.375cm" svg:x="20.078cm" svg:y="12.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4" draw:text-style-name="P1" draw:layer="layout" svg:width="4.06cm" svg:height="1.624cm" svg:x="7.14cm" svg:y="11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" draw:text-style-name="P1" draw:layer="layout" svg:x1="7.139cm" svg:y1="12.313cm" svg:x2="11.199cm" svg:y2="12.313cm">
              <text:p/>
            </draw:line>
            <draw:line draw:style-name="gr6" draw:text-style-name="P1" draw:layer="layout" svg:x1="7.951cm" svg:y1="11.501cm" svg:x2="7.951cm" svg:y2="13.126cm">
              <text:p/>
            </draw:line>
            <draw:line draw:style-name="gr6" draw:text-style-name="P1" draw:layer="layout" svg:x1="8.764cm" svg:y1="11.501cm" svg:x2="8.764cm" svg:y2="13.126cm">
              <text:p/>
            </draw:line>
            <draw:line draw:style-name="gr6" draw:text-style-name="P1" draw:layer="layout" svg:x1="9.575cm" svg:y1="11.501cm" svg:x2="9.575cm" svg:y2="13.126cm">
              <text:p/>
            </draw:line>
            <draw:line draw:style-name="gr6" draw:text-style-name="P1" draw:layer="layout" svg:x1="10.387cm" svg:y1="11.501cm" svg:x2="10.387cm" svg:y2="13.126cm">
              <text:p/>
            </draw:line>
          </draw:g>
          <draw:custom-shape draw:style-name="gr7" draw:text-style-name="P1" draw:layer="layout" svg:width="0.373cm" svg:height="0.374cm" svg:x="7.372cm" svg:y="11.7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4cm" svg:height="0.374cm" svg:x="8.194cm" svg:y="11.7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5cm" svg:height="0.374cm" svg:x="9.017cm" svg:y="11.7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5cm" svg:height="0.374cm" svg:x="9.839cm" svg:y="11.7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4cm" svg:height="0.374cm" svg:x="10.582cm" svg:y="11.7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3cm" svg:height="0.375cm" svg:x="7.372cm" svg:y="12.4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4cm" svg:height="0.375cm" svg:x="8.194cm" svg:y="12.4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5cm" svg:height="0.375cm" svg:x="9.017cm" svg:y="12.4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5cm" svg:height="0.375cm" svg:x="9.839cm" svg:y="12.4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4" draw:text-style-name="P1" draw:layer="layout" svg:width="4.061cm" svg:height="1.625cm" svg:x="7.139cm" svg:y="6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" draw:text-style-name="P1" draw:layer="layout" svg:x1="7.139cm" svg:y1="7.313cm" svg:x2="11.199cm" svg:y2="7.313cm">
              <text:p/>
            </draw:line>
            <draw:line draw:style-name="gr6" draw:text-style-name="P1" draw:layer="layout" svg:x1="7.951cm" svg:y1="6.5cm" svg:x2="7.951cm" svg:y2="8.125cm">
              <text:p/>
            </draw:line>
            <draw:line draw:style-name="gr6" draw:text-style-name="P1" draw:layer="layout" svg:x1="8.764cm" svg:y1="6.5cm" svg:x2="8.764cm" svg:y2="8.125cm">
              <text:p/>
            </draw:line>
            <draw:line draw:style-name="gr6" draw:text-style-name="P1" draw:layer="layout" svg:x1="9.576cm" svg:y1="6.5cm" svg:x2="9.576cm" svg:y2="8.125cm">
              <text:p/>
            </draw:line>
            <draw:line draw:style-name="gr6" draw:text-style-name="P1" draw:layer="layout" svg:x1="10.387cm" svg:y1="6.5cm" svg:x2="10.387cm" svg:y2="8.125cm">
              <text:p/>
            </draw:line>
          </draw:g>
          <draw:custom-shape draw:style-name="gr7" draw:text-style-name="P1" draw:layer="layout" svg:width="0.373cm" svg:height="0.374cm" svg:x="7.372cm" svg:y="6.7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5cm" svg:height="0.374cm" svg:x="8.194cm" svg:y="6.7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4cm" svg:height="0.374cm" svg:x="9.017cm" svg:y="6.7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3cm" svg:height="0.374cm" svg:x="9.841cm" svg:y="6.7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4cm" svg:height="0.374cm" svg:x="10.582cm" svg:y="6.7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4" draw:text-style-name="P1" draw:layer="layout" svg:width="4.06cm" svg:height="1.624cm" svg:x="12.739cm" svg:y="15.87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" draw:text-style-name="P1" draw:layer="layout" svg:x1="12.739cm" svg:y1="16.688cm" svg:x2="16.799cm" svg:y2="16.688cm">
              <text:p/>
            </draw:line>
            <draw:line draw:style-name="gr6" draw:text-style-name="P1" draw:layer="layout" svg:x1="13.55cm" svg:y1="15.876cm" svg:x2="13.55cm" svg:y2="17.501cm">
              <text:p/>
            </draw:line>
            <draw:line draw:style-name="gr6" draw:text-style-name="P1" draw:layer="layout" svg:x1="14.363cm" svg:y1="15.876cm" svg:x2="14.363cm" svg:y2="17.501cm">
              <text:p/>
            </draw:line>
            <draw:line draw:style-name="gr6" draw:text-style-name="P1" draw:layer="layout" svg:x1="15.175cm" svg:y1="15.876cm" svg:x2="15.175cm" svg:y2="17.501cm">
              <text:p/>
            </draw:line>
            <draw:line draw:style-name="gr6" draw:text-style-name="P1" draw:layer="layout" svg:x1="15.986cm" svg:y1="15.876cm" svg:x2="15.986cm" svg:y2="17.501cm">
              <text:p/>
            </draw:line>
          </draw:g>
          <draw:custom-shape draw:style-name="gr7" draw:text-style-name="P1" draw:layer="layout" svg:width="0.373cm" svg:height="0.374cm" svg:x="12.971cm" svg:y="16.1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5cm" svg:height="0.374cm" svg:x="13.793cm" svg:y="16.1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4cm" svg:height="0.374cm" svg:x="14.616cm" svg:y="16.1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4cm" svg:height="0.374cm" svg:x="15.44cm" svg:y="16.1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4" draw:text-style-name="P1" draw:layer="layout" svg:width="4.06cm" svg:height="1.623cm" svg:x="18.2cm" svg:y="6.37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" draw:text-style-name="P1" draw:layer="layout" svg:x1="18.2cm" svg:y1="7.187cm" svg:x2="22.26cm" svg:y2="7.187cm">
              <text:p/>
            </draw:line>
            <draw:line draw:style-name="gr6" draw:text-style-name="P1" draw:layer="layout" svg:x1="19.012cm" svg:y1="6.375cm" svg:x2="19.012cm" svg:y2="8cm">
              <text:p/>
            </draw:line>
            <draw:line draw:style-name="gr6" draw:text-style-name="P1" draw:layer="layout" svg:x1="19.824cm" svg:y1="6.375cm" svg:x2="19.824cm" svg:y2="8cm">
              <text:p/>
            </draw:line>
            <draw:line draw:style-name="gr6" draw:text-style-name="P1" draw:layer="layout" svg:x1="20.636cm" svg:y1="6.375cm" svg:x2="20.636cm" svg:y2="8cm">
              <text:p/>
            </draw:line>
            <draw:line draw:style-name="gr6" draw:text-style-name="P1" draw:layer="layout" svg:x1="21.448cm" svg:y1="6.375cm" svg:x2="21.448cm" svg:y2="8cm">
              <text:p/>
            </draw:line>
          </draw:g>
          <draw:custom-shape draw:style-name="gr7" draw:text-style-name="P1" draw:layer="layout" svg:width="0.374cm" svg:height="0.373cm" svg:x="18.432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5cm" svg:height="0.373cm" svg:x="19.255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5cm" svg:height="0.373cm" svg:x="20.078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4cm" svg:height="0.373cm" svg:x="20.901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3cm" svg:height="0.373cm" svg:x="21.644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4cm" svg:height="0.374cm" svg:x="18.432cm" svg:y="7.3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5cm" svg:height="0.374cm" svg:x="19.255cm" svg:y="7.3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5cm" svg:height="0.374cm" svg:x="20.078cm" svg:y="7.3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4cm" svg:height="0.374cm" svg:x="20.901cm" svg:y="7.3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73cm" svg:height="0.374cm" svg:x="21.644cm" svg:y="7.3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" draw:text-style-name="P3" draw:layer="layout" svg:width="8cm" svg:height="9.25cm" svg:x="-7.5cm" svg:y="-0.5cm">
          <draw:text-box>
            <text:p><text:span text:style-name="T3">??</text:span></text:p>
          </draw:text-box>
        </draw:frame>
        <draw:frame draw:style-name="gr9" draw:text-style-name="P1" draw:layer="layout" svg:width="1.63cm" svg:height="1.641cm" svg:x="1.086cm" svg:y="6.477cm">
          <draw:image xlink:href="Pictures/100002010000012A0000012C2B2303EC.png" xlink:type="simple" xlink:show="embed" xlink:actuate="onLoad">
            <text:p/>
          </draw:image>
        </draw:frame>
        <draw:frame draw:style-name="gr9" draw:text-style-name="P1" draw:layer="layout" svg:width="1.489cm" svg:height="1.617cm" svg:x="27.025cm" svg:y="6.577cm">
          <draw:image xlink:href="Pictures/10000201000001140000012C76D41E36.png" xlink:type="simple" xlink:show="embed" xlink:actuate="onLoad">
            <text:p/>
          </draw:image>
        </draw:frame>
        <draw:frame draw:style-name="gr10" draw:text-style-name="P1" draw:layer="layout" svg:width="2.214cm" svg:height="1.292cm" svg:x="26.486cm" svg:y="15.685cm">
          <draw:image xlink:href="Pictures/100002010000012C000000AF1B6F633F.png" xlink:type="simple" xlink:show="embed" xlink:actuate="onLoad">
            <text:p/>
          </draw:image>
        </draw:frame>
        <draw:frame draw:style-name="gr9" draw:text-style-name="P1" draw:layer="layout" svg:width="2cm" svg:height="1cm" svg:x="26.7cm" svg:y="11.177cm">
          <draw:image xlink:href="Pictures/100002010000012C00000096CF400556.png" xlink:type="simple" xlink:show="embed" xlink:actuate="onLoad">
            <text:p/>
          </draw:image>
        </draw:frame>
        <draw:frame draw:style-name="gr9" draw:text-style-name="P1" draw:layer="layout" svg:width="1.5cm" svg:height="1.505cm" svg:x="0.986cm" svg:y="1.972cm">
          <draw:image xlink:href="Pictures/100002010000012B0000012C25093A87.png" xlink:type="simple" xlink:show="embed" xlink:actuate="onLoad">
            <text:p/>
          </draw:image>
        </draw:frame>
        <draw:frame draw:style-name="gr9" draw:text-style-name="P1" draw:layer="layout" svg:width="2.018cm" svg:height="1.5cm" svg:x="1.068cm" svg:y="15.877cm">
          <draw:image xlink:href="Pictures/100002010000012C000000DFFF22775B.png" xlink:type="simple" xlink:show="embed" xlink:actuate="onLoad">
            <text:p/>
          </draw:image>
        </draw:frame>
        <draw:frame draw:style-name="gr9" draw:text-style-name="P1" draw:layer="layout" svg:width="1.579cm" svg:height="1.5cm" svg:x="27.121cm" svg:y="2.002cm">
          <draw:image xlink:href="Pictures/100002010000012C0000011D3CC6B740.png" xlink:type="simple" xlink:show="embed" xlink:actuate="onLoad">
            <text:p/>
          </draw:image>
        </draw:frame>
        <draw:frame draw:style-name="gr10" draw:text-style-name="P1" draw:layer="layout" svg:width="1.506cm" svg:height="1.5cm" svg:x="1.111cm" svg:y="11.302cm">
          <draw:image xlink:href="Pictures/100002010000012C0000012B8BD43765.png" xlink:type="simple" xlink:show="embed" xlink:actuate="onLoad">
            <text:p/>
          </draw:image>
        </draw:frame>
        <draw:custom-shape draw:style-name="gr11" draw:text-style-name="P1" draw:layer="layout" svg:width="2cm" svg:height="1cm" svg:x="13.849cm" svg:y="0.499cm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  <draw:page draw:name="page2" draw:style-name="dp1" draw:master-page-name="Standard">
        <draw:custom-shape draw:style-name="gr1" draw:text-style-name="P2" draw:layer="layout" svg:width="4cm" svg:height="3.314cm" svg:x="24.2cm" svg:y="2.486cm">
          <text:p text:style-name="P1"><text:span text:style-name="T1">3+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4cm" svg:height="3.314cm" svg:x="24.2cm" svg:y="7.153cm">
          <text:p text:style-name="P1"><text:span text:style-name="T2">10+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1.819cm">
          <text:p text:style-name="P1"><text:span text:style-name="T1">2+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6.486cm">
          <text:p text:style-name="P1"><text:span text:style-name="T1">5+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cm" svg:height="3.314cm" svg:x="1.5cm" svg:y="2.5cm">
          <text:p text:style-name="P1"><text:span text:style-name="T1">0+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7.167cm">
          <text:p text:style-name="P1"><text:span text:style-name="T1">2+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1.833cm">
          <text:p text:style-name="P1"><text:span text:style-name="T1">4+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6.5cm">
          <text:p text:style-name="P1"><text:span text:style-name="T1">2+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>
                <text:p text:style-name="P1"><text:span text:style-name="T2"><text:s/></text:span></text:p>
              </table:table-cell>
              <table:table-cell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</table:table>
          <draw:image xlink:href="Pictures/TablePreview2.svm" xlink:type="simple" xlink:show="embed" xlink:actuate="onLoad"/>
        </draw:frame>
        <draw:frame draw:style-name="gr3" draw:layer="layout" svg:width="4.5cm" svg:height="2.75cm" svg:x="30cm" svg:y="1cm">
          <draw:text-box>
            <text:p>s 3</text:p>
          </draw:text-box>
        </draw:frame>
        <draw:g>
          <draw:custom-shape draw:style-name="gr12" draw:text-style-name="P1" draw:layer="layout" svg:width="1.975cm" svg:height="1.976cm" svg:x="13.525cm" svg:y="1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" draw:layer="layout" svg:width="0.396cm" svg:height="0.396cm" svg:x="13.839cm" svg:y="11.3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6cm" svg:x="13.839cm" svg:y="11.3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6cm" svg:x="14.313cm" svg:y="11.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4cm" svg:height="0.394cm" svg:x="14.789cm" svg:y="12.2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4cm" svg:height="0.396cm" svg:x="14.789cm" svg:y="11.3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4cm" svg:x="13.839cm" svg:y="12.2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2" draw:text-style-name="P1" draw:layer="layout" svg:width="1.975cm" svg:height="1.974cm" svg:x="9.525cm" svg:y="6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" draw:layer="layout" svg:width="0.395cm" svg:height="0.396cm" svg:x="10.315cm" svg:y="7.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2" draw:text-style-name="P1" draw:layer="layout" svg:width="1.974cm" svg:height="1.975cm" svg:x="20.654cm" svg:y="6.52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" draw:layer="layout" svg:width="0.396cm" svg:height="0.394cm" svg:x="20.968cm" svg:y="6.8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4cm" svg:x="20.968cm" svg:y="6.8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6cm" svg:x="21.442cm" svg:y="7.3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5cm" svg:height="0.395cm" svg:x="21.917cm" svg:y="7.7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2" draw:text-style-name="P1" draw:layer="layout" svg:width="1.974cm" svg:height="1.975cm" svg:x="18cm" svg:y="6.52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" draw:layer="layout" svg:width="0.396cm" svg:height="0.396cm" svg:x="18.314cm" svg:y="6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6cm" svg:x="18.314cm" svg:y="6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3cm" svg:height="0.396cm" svg:x="18.789cm" svg:y="7.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5cm" svg:x="19.262cm" svg:y="7.7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6cm" svg:x="19.262cm" svg:y="6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5cm" svg:x="18.314cm" svg:y="7.7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2" draw:text-style-name="P1" draw:layer="layout" svg:width="1.974cm" svg:height="1.976cm" svg:x="6.935cm" svg:y="6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" draw:layer="layout" svg:width="0.396cm" svg:height="0.395cm" svg:x="7.249cm" svg:y="6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5cm" svg:x="7.249cm" svg:y="6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3cm" svg:height="0.396cm" svg:x="7.724cm" svg:y="7.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6cm" svg:x="8.197cm" svg:y="7.7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5cm" svg:x="8.197cm" svg:y="6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6cm" svg:x="7.249cm" svg:y="7.7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2" draw:text-style-name="P1" draw:layer="layout" svg:width="1.975cm" svg:height="1.975cm" svg:x="8.025cm" svg:y="11.02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" draw:layer="layout" svg:width="0.396cm" svg:height="0.396cm" svg:x="8.339cm" svg:y="11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6cm" svg:x="8.339cm" svg:y="11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4cm" svg:height="0.395cm" svg:x="9.289cm" svg:y="12.2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2" draw:text-style-name="P1" draw:layer="layout" svg:width="1.974cm" svg:height="1.976cm" svg:x="15.093cm" svg:y="15.50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" draw:layer="layout" svg:width="0.396cm" svg:height="0.396cm" svg:x="15.407cm" svg:y="15.8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6cm" svg:x="15.407cm" svg:y="15.8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6cm" svg:x="15.881cm" svg:y="16.2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5cm" svg:height="0.394cm" svg:x="16.356cm" svg:y="16.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5cm" svg:height="0.396cm" svg:x="16.356cm" svg:y="15.8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4cm" svg:x="15.407cm" svg:y="16.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2" draw:text-style-name="P1" draw:layer="layout" svg:width="1.976cm" svg:height="1.976cm" svg:x="12.5cm" svg:y="15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" draw:layer="layout" svg:width="0.396cm" svg:height="0.396cm" svg:x="12.816cm" svg:y="15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6cm" svg:x="12.816cm" svg:y="15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5cm" svg:x="13.289cm" svg:y="16.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5cm" svg:height="0.396cm" svg:x="13.764cm" svg:y="16.7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5cm" svg:height="0.396cm" svg:x="13.764cm" svg:y="15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6cm" svg:x="12.816cm" svg:y="16.7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2" draw:text-style-name="P1" draw:layer="layout" svg:width="1.975cm" svg:height="1.975cm" svg:x="13.525cm" svg:y="6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" draw:layer="layout" svg:width="0.396cm" svg:height="0.395cm" svg:x="13.839cm" svg:y="6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5cm" svg:x="13.839cm" svg:y="6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4cm" svg:height="0.394cm" svg:x="14.789cm" svg:y="7.7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4cm" svg:height="0.395cm" svg:x="14.789cm" svg:y="6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4cm" svg:x="13.839cm" svg:y="7.7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2" draw:text-style-name="P1" draw:layer="layout" svg:width="1.975cm" svg:height="1.975cm" svg:x="19.153cm" svg:y="15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" draw:layer="layout" svg:width="0.396cm" svg:height="0.394cm" svg:x="19.467cm" svg:y="15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4cm" svg:x="19.467cm" svg:y="15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6cm" svg:x="19.941cm" svg:y="16.2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4cm" svg:height="0.395cm" svg:x="20.417cm" svg:y="16.7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2" draw:text-style-name="P1" draw:layer="layout" svg:width="1.974cm" svg:height="1.975cm" svg:x="9.654cm" svg:y="15.506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" draw:layer="layout" svg:width="0.396cm" svg:height="0.395cm" svg:x="9.968cm" svg:y="15.8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5cm" svg:x="9.968cm" svg:y="15.8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5cm" svg:height="0.394cm" svg:x="10.917cm" svg:y="16.7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5cm" svg:height="0.395cm" svg:x="10.917cm" svg:y="15.8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4cm" svg:x="9.968cm" svg:y="16.7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2" draw:text-style-name="P1" draw:layer="layout" svg:width="1.974cm" svg:height="1.975cm" svg:x="20.654cm" svg:y="11.02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" draw:layer="layout" svg:width="0.396cm" svg:height="0.396cm" svg:x="20.968cm" svg:y="11.3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6cm" svg:x="20.968cm" svg:y="11.3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5cm" svg:height="0.395cm" svg:x="21.917cm" svg:y="12.2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2" draw:text-style-name="P1" draw:layer="layout" svg:width="1.974cm" svg:height="1.977cm" svg:x="7cm" svg:y="15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" draw:layer="layout" svg:width="0.396cm" svg:height="0.396cm" svg:x="7.314cm" svg:y="15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6cm" svg:x="7.314cm" svg:y="15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3cm" svg:height="0.394cm" svg:x="7.789cm" svg:y="16.2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6cm" svg:x="8.262cm" svg:y="16.7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6cm" svg:x="8.262cm" svg:y="15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6cm" svg:x="7.314cm" svg:y="16.7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2" draw:text-style-name="P1" draw:layer="layout" svg:width="1.974cm" svg:height="1.976cm" svg:x="18cm" svg:y="11.024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" draw:layer="layout" svg:width="0.396cm" svg:height="0.395cm" svg:x="18.314cm" svg:y="11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5cm" svg:x="18.314cm" svg:y="11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3cm" svg:height="0.396cm" svg:x="18.789cm" svg:y="11.8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5cm" svg:x="19.262cm" svg:y="12.2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5cm" svg:x="19.262cm" svg:y="11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5cm" svg:x="18.314cm" svg:y="12.2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2" draw:text-style-name="P1" draw:layer="layout" svg:width="1.975cm" svg:height="1.974cm" svg:x="30.025cm" svg:y="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" draw:layer="layout" svg:width="0.395cm" svg:height="0.396cm" svg:x="30.815cm" svg:y="3.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" draw:text-style-name="P1" draw:layer="layout" svg:width="1.63cm" svg:height="1.641cm" svg:x="1.086cm" svg:y="6.477cm">
          <draw:image xlink:href="Pictures/100002010000012A0000012C2B2303EC.png" xlink:type="simple" xlink:show="embed" xlink:actuate="onLoad">
            <text:p/>
          </draw:image>
        </draw:frame>
        <draw:frame draw:style-name="gr9" draw:text-style-name="P1" draw:layer="layout" svg:width="1.489cm" svg:height="1.617cm" svg:x="27.025cm" svg:y="6.577cm">
          <draw:image xlink:href="Pictures/10000201000001140000012C76D41E36.png" xlink:type="simple" xlink:show="embed" xlink:actuate="onLoad">
            <text:p/>
          </draw:image>
        </draw:frame>
        <draw:frame draw:style-name="gr10" draw:text-style-name="P1" draw:layer="layout" svg:width="2.214cm" svg:height="1.292cm" svg:x="26.486cm" svg:y="15.685cm">
          <draw:image xlink:href="Pictures/100002010000012C000000AF1B6F633F.png" xlink:type="simple" xlink:show="embed" xlink:actuate="onLoad">
            <text:p/>
          </draw:image>
        </draw:frame>
        <draw:frame draw:style-name="gr9" draw:text-style-name="P1" draw:layer="layout" svg:width="2cm" svg:height="1cm" svg:x="26.7cm" svg:y="11.177cm">
          <draw:image xlink:href="Pictures/100002010000012C00000096CF400556.png" xlink:type="simple" xlink:show="embed" xlink:actuate="onLoad">
            <text:p/>
          </draw:image>
        </draw:frame>
        <draw:frame draw:style-name="gr9" draw:text-style-name="P1" draw:layer="layout" svg:width="1.5cm" svg:height="1.505cm" svg:x="0.986cm" svg:y="1.972cm">
          <draw:image xlink:href="Pictures/100002010000012B0000012C25093A87.png" xlink:type="simple" xlink:show="embed" xlink:actuate="onLoad">
            <text:p/>
          </draw:image>
        </draw:frame>
        <draw:frame draw:style-name="gr9" draw:text-style-name="P1" draw:layer="layout" svg:width="2.018cm" svg:height="1.5cm" svg:x="1.068cm" svg:y="15.877cm">
          <draw:image xlink:href="Pictures/100002010000012C000000DFFF22775B.png" xlink:type="simple" xlink:show="embed" xlink:actuate="onLoad">
            <text:p/>
          </draw:image>
        </draw:frame>
        <draw:frame draw:style-name="gr9" draw:text-style-name="P1" draw:layer="layout" svg:width="1.579cm" svg:height="1.5cm" svg:x="27.121cm" svg:y="2.002cm">
          <draw:image xlink:href="Pictures/100002010000012C0000011D3CC6B740.png" xlink:type="simple" xlink:show="embed" xlink:actuate="onLoad">
            <text:p/>
          </draw:image>
        </draw:frame>
        <draw:frame draw:style-name="gr10" draw:text-style-name="P1" draw:layer="layout" svg:width="1.506cm" svg:height="1.5cm" svg:x="1.111cm" svg:y="11.302cm">
          <draw:image xlink:href="Pictures/100002010000012C0000012B8BD43765.png" xlink:type="simple" xlink:show="embed" xlink:actuate="onLoad">
            <text:p/>
          </draw:image>
        </draw:frame>
        <draw:custom-shape draw:style-name="gr11" draw:text-style-name="P1" draw:layer="layout" svg:width="2cm" svg:height="1cm" draw:transform="rotate (1.5707963267949) translate (0.499cm 11.498cm)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  <draw:page draw:name="page3" draw:style-name="dp1" draw:master-page-name="Standard">
        <draw:custom-shape draw:style-name="gr2" draw:text-style-name="P1" draw:layer="layout" svg:width="10.5cm" svg:height="15.5cm" svg:x="9.601cm" svg:y="4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5cm" svg:height="4cm" svg:x="1.501cm" svg:y="2.5cm">
          <text:p text:style-name="P1"><text:span text:style-name="T1">5+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7.5cm" svg:height="4cm" svg:x="1.501cm" svg:y="7cm">
          <text:p text:style-name="P1"><text:span text:style-name="T1">0+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7.5cm" svg:height="4cm" svg:x="1.501cm" svg:y="11.5cm">
          <text:p text:style-name="P1"><text:span text:style-name="T1">3+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7.5cm" svg:height="4cm" svg:x="1.501cm" svg:y="16cm">
          <text:p text:style-name="P1"><text:span text:style-name="T1">2+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7.5cm" svg:height="4cm" svg:x="20.701cm" svg:y="2.5cm">
          <text:p text:style-name="P1"><text:span text:style-name="T1">3+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7.5cm" svg:height="4cm" svg:x="20.701cm" svg:y="7cm">
          <text:p text:style-name="P1"><text:span text:style-name="T1">2+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7.5cm" svg:height="4cm" svg:x="20.701cm" svg:y="11.5cm">
          <text:p text:style-name="P1"><text:span text:style-name="T1">1+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7.5cm" svg:height="4cm" svg:x="20.701cm" svg:y="16cm">
          <text:p text:style-name="P1"><text:span text:style-name="T1">4+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9.303cm" svg:height="12.792cm" svg:x="10.219cm" svg:y="5.56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2" table:default-cell-style-name="ce4">
              <table:table-cell>
                <text:p text:style-name="P1"><text:span text:style-name="T4">4</text:span></text:p>
              </table:table-cell>
              <table:table-cell>
                <text:p text:style-name="P1"><text:span text:style-name="T4">0</text:span></text:p>
              </table:table-cell>
              <table:table-cell>
                <text:p text:style-name="P1"><text:span text:style-name="T4">4</text:span></text:p>
              </table:table-cell>
            </table:table-row>
            <table:table-row table:style-name="ro2" table:default-cell-style-name="ce4">
              <table:table-cell>
                <text:p text:style-name="P1"><text:span text:style-name="T4">3</text:span></text:p>
              </table:table-cell>
              <table:table-cell>
                <text:p text:style-name="P1"><text:span text:style-name="T4">6</text:span></text:p>
              </table:table-cell>
              <table:table-cell>
                <text:p text:style-name="P1"><text:span text:style-name="T4">2</text:span></text:p>
              </table:table-cell>
            </table:table-row>
            <table:table-row table:style-name="ro3" table:default-cell-style-name="ce4">
              <table:table-cell>
                <text:p text:style-name="P1"><text:span text:style-name="T4">8</text:span></text:p>
              </table:table-cell>
              <table:table-cell>
                <text:p text:style-name="P1"><text:span text:style-name="T4">6</text:span></text:p>
              </table:table-cell>
              <table:table-cell>
                <text:p text:style-name="P1"><text:span text:style-name="T4">1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" draw:text-style-name="P5" draw:layer="layout" svg:width="3.3cm" svg:height="2.75cm" svg:x="29.701cm" svg:y="0cm">
          <draw:text-box>
            <text:p><text:span text:style-name="T5">s9</text:span></text:p>
          </draw:text-box>
        </draw:frame>
        <draw:frame draw:style-name="gr14" draw:text-style-name="P1" draw:layer="layout" svg:width="3.452cm" svg:height="1.806cm" svg:x="30.812cm" svg:y="3.194cm">
          <draw:image xlink:href="Pictures/1000000000000343000001B583C2074C.jpg" xlink:type="simple" xlink:show="embed" xlink:actuate="onLoad">
            <text:p/>
          </draw:image>
        </draw:frame>
        <draw:frame draw:style-name="gr15" draw:text-style-name="P1" draw:layer="layout" svg:width="1.699cm" svg:height="1.719cm" svg:x="31.001cm" svg:y="6.781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554cm" svg:height="1.554cm" svg:x="34.664cm" svg:y="2.286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554cm" svg:height="1.554cm" svg:x="34.664cm" svg:y="3.946cm">
          <draw:image xlink:href="Pictures/100000000000021F0000021FC645662D.jpg" xlink:type="simple" xlink:show="embed" xlink:actuate="onLoad">
            <text:p/>
          </draw:image>
        </draw:frame>
        <draw:frame draw:style-name="gr10" draw:text-style-name="P1" draw:layer="layout" svg:width="2.214cm" svg:height="1.292cm" svg:x="26.5cm" svg:y="15.684cm">
          <draw:image xlink:href="Pictures/100002010000012C000000AF1B6F633F.png" xlink:type="simple" xlink:show="embed" xlink:actuate="onLoad">
            <text:p/>
          </draw:image>
        </draw:frame>
        <draw:frame draw:style-name="gr9" draw:text-style-name="P1" draw:layer="layout" svg:width="1.489cm" svg:height="1.617cm" svg:x="27.025cm" svg:y="6.601cm">
          <draw:image xlink:href="Pictures/10000201000001140000012C76D41E36.png" xlink:type="simple" xlink:show="embed" xlink:actuate="onLoad">
            <text:p/>
          </draw:image>
        </draw:frame>
        <draw:frame draw:style-name="gr9" draw:text-style-name="P1" draw:layer="layout" svg:width="2cm" svg:height="1cm" svg:x="26.7cm" svg:y="11.202cm">
          <draw:image xlink:href="Pictures/100002010000012C00000096CF400556.png" xlink:type="simple" xlink:show="embed" xlink:actuate="onLoad">
            <text:p/>
          </draw:image>
        </draw:frame>
        <draw:frame draw:style-name="gr9" draw:text-style-name="P1" draw:layer="layout" svg:width="1.63cm" svg:height="1.641cm" svg:x="1.1cm" svg:y="6.476cm">
          <draw:image xlink:href="Pictures/100002010000012A0000012C2B2303EC.png" xlink:type="simple" xlink:show="embed" xlink:actuate="onLoad">
            <text:p/>
          </draw:image>
        </draw:frame>
        <draw:frame draw:style-name="gr9" draw:text-style-name="P1" draw:layer="layout" svg:width="1.5cm" svg:height="1.505cm" svg:x="1cm" svg:y="1.972cm">
          <draw:image xlink:href="Pictures/100002010000012B0000012C25093A87.png" xlink:type="simple" xlink:show="embed" xlink:actuate="onLoad">
            <text:p/>
          </draw:image>
        </draw:frame>
        <draw:frame draw:style-name="gr9" draw:text-style-name="P1" draw:layer="layout" svg:width="2.018cm" svg:height="1.5cm" svg:x="1.081cm" svg:y="15.451cm">
          <draw:image xlink:href="Pictures/100002010000012C000000DFFF22775B.png" xlink:type="simple" xlink:show="embed" xlink:actuate="onLoad">
            <text:p/>
          </draw:image>
        </draw:frame>
        <draw:frame draw:style-name="gr9" draw:text-style-name="P1" draw:layer="layout" svg:width="1.579cm" svg:height="1.5cm" svg:x="27.12cm" svg:y="2.001cm">
          <draw:image xlink:href="Pictures/100002010000012C0000011D3CC6B740.png" xlink:type="simple" xlink:show="embed" xlink:actuate="onLoad">
            <text:p/>
          </draw:image>
        </draw:frame>
        <draw:frame draw:style-name="gr10" draw:text-style-name="P1" draw:layer="layout" svg:width="1.506cm" svg:height="1.5cm" svg:x="1.124cm" svg:y="11.276cm">
          <draw:image xlink:href="Pictures/100002010000012C0000012B8BD43765.png" xlink:type="simple" xlink:show="embed" xlink:actuate="onLoad">
            <text:p/>
          </draw:image>
        </draw:frame>
        <draw:custom-shape draw:style-name="gr11" draw:text-style-name="P1" draw:layer="layout" svg:width="2cm" svg:height="1cm" draw:transform="rotate (-1.5707963267949) translate (29.198cm 9.499cm)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  <draw:page draw:name="page4" draw:style-name="dp1" draw:master-page-name="Standard">
        <draw:custom-shape draw:style-name="gr1" draw:text-style-name="P2" draw:layer="layout" svg:width="4cm" svg:height="3.314cm" svg:x="24.2cm" svg:y="2.486cm">
          <text:p text:style-name="P1"><text:span text:style-name="T1">3+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7.153cm">
          <text:p text:style-name="P1"><text:span text:style-name="T1">1+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1.819cm">
          <text:p text:style-name="P1"><text:span text:style-name="T1">5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6.486cm">
          <text:p text:style-name="P1"><text:span text:style-name="T1">5+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cm" svg:height="3.314cm" svg:x="1.5cm" svg:y="2.5cm">
          <text:p text:style-name="P1"><text:span text:style-name="T1">2+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7.167cm">
          <text:p text:style-name="P1"><text:span text:style-name="T6">5+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1.833cm">
          <text:p text:style-name="P1"><text:span text:style-name="T1">4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6.5cm">
          <text:p text:style-name="P1"><text:span text:style-name="T1">8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>
                <text:p text:style-name="P1"><text:span text:style-name="T2"><text:s/></text:span></text:p>
              </table:table-cell>
              <table:table-cell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</table:table>
          <draw:image xlink:href="Pictures/TablePreview4.svm" xlink:type="simple" xlink:show="embed" xlink:actuate="onLoad"/>
        </draw:frame>
        <draw:frame draw:style-name="gr3" draw:text-style-name="P5" draw:layer="layout" svg:width="4.5cm" svg:height="2.75cm" svg:x="30cm" svg:y="1cm">
          <draw:text-box>
            <text:p><text:span text:style-name="T5">s 4</text:span></text:p>
          </draw:text-box>
        </draw:frame>
        <draw:g>
          <draw:g>
            <draw:custom-shape draw:style-name="gr16" draw:text-style-name="P1" draw:layer="layout" svg:width="4.177cm" svg:height="1.671cm" svg:x="12.5cm" svg:y="11.1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7" draw:text-style-name="P1" draw:layer="layout" svg:x1="12.5cm" svg:y1="11.997cm" svg:x2="16.677cm" svg:y2="11.997cm">
              <text:p/>
            </draw:line>
            <draw:line draw:style-name="gr18" draw:text-style-name="P1" draw:layer="layout" svg:x1="13.336cm" svg:y1="11.162cm" svg:x2="13.336cm" svg:y2="12.833cm">
              <text:p/>
            </draw:line>
            <draw:line draw:style-name="gr18" draw:text-style-name="P1" draw:layer="layout" svg:x1="14.171cm" svg:y1="11.162cm" svg:x2="14.171cm" svg:y2="12.833cm">
              <text:p/>
            </draw:line>
            <draw:line draw:style-name="gr18" draw:text-style-name="P1" draw:layer="layout" svg:x1="15.006cm" svg:y1="11.162cm" svg:x2="15.006cm" svg:y2="12.833cm">
              <text:p/>
            </draw:line>
            <draw:line draw:style-name="gr18" draw:text-style-name="P1" draw:layer="layout" svg:x1="15.842cm" svg:y1="11.162cm" svg:x2="15.842cm" svg:y2="12.833cm">
              <text:p/>
            </draw:line>
          </draw:g>
          <draw:custom-shape draw:style-name="gr13" draw:text-style-name="P1" draw:layer="layout" svg:width="0.835cm" svg:height="0.167cm" svg:x="13.336cm" svg:y="10.99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836cm" svg:height="0.167cm" svg:x="15.006cm" svg:y="10.99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835cm" svg:height="0.167cm" svg:x="13.336cm" svg:y="12.83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836cm" svg:height="0.167cm" svg:x="15.006cm" svg:y="12.83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384cm" svg:height="0.384cm" svg:x="12.739cm" svg:y="11.4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5cm" svg:height="0.384cm" svg:x="13.585cm" svg:y="11.4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6cm" svg:height="0.384cm" svg:x="14.432cm" svg:y="11.4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4cm" svg:height="0.384cm" svg:x="12.739cm" svg:y="12.1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5cm" svg:height="0.384cm" svg:x="13.585cm" svg:y="12.1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6cm" svg:height="0.384cm" svg:x="14.432cm" svg:y="12.1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6" draw:text-style-name="P1" draw:layer="layout" svg:width="4.177cm" svg:height="1.671cm" svg:x="7cm" svg:y="11.1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7" draw:text-style-name="P1" draw:layer="layout" svg:x1="7cm" svg:y1="11.997cm" svg:x2="11.177cm" svg:y2="11.997cm">
              <text:p/>
            </draw:line>
            <draw:line draw:style-name="gr18" draw:text-style-name="P1" draw:layer="layout" svg:x1="7.836cm" svg:y1="11.162cm" svg:x2="7.836cm" svg:y2="12.833cm">
              <text:p/>
            </draw:line>
            <draw:line draw:style-name="gr18" draw:text-style-name="P1" draw:layer="layout" svg:x1="8.671cm" svg:y1="11.162cm" svg:x2="8.671cm" svg:y2="12.833cm">
              <text:p/>
            </draw:line>
            <draw:line draw:style-name="gr18" draw:text-style-name="P1" draw:layer="layout" svg:x1="9.506cm" svg:y1="11.162cm" svg:x2="9.506cm" svg:y2="12.833cm">
              <text:p/>
            </draw:line>
            <draw:line draw:style-name="gr18" draw:text-style-name="P1" draw:layer="layout" svg:x1="10.342cm" svg:y1="11.162cm" svg:x2="10.342cm" svg:y2="12.833cm">
              <text:p/>
            </draw:line>
          </draw:g>
          <draw:custom-shape draw:style-name="gr13" draw:text-style-name="P1" draw:layer="layout" svg:width="0.835cm" svg:height="0.167cm" svg:x="7.836cm" svg:y="10.99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836cm" svg:height="0.167cm" svg:x="9.506cm" svg:y="10.99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835cm" svg:height="0.167cm" svg:x="7.836cm" svg:y="12.83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836cm" svg:height="0.167cm" svg:x="9.506cm" svg:y="12.83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384cm" svg:height="0.385cm" svg:x="7.239cm" svg:y="11.4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5cm" svg:height="0.385cm" svg:x="8.085cm" svg:y="11.4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6cm" svg:height="0.385cm" svg:x="8.932cm" svg:y="11.4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5cm" svg:height="0.385cm" svg:x="9.779cm" svg:y="11.4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4cm" svg:height="0.385cm" svg:x="7.239cm" svg:y="12.1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5cm" svg:height="0.385cm" svg:x="8.085cm" svg:y="12.1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6cm" svg:height="0.385cm" svg:x="8.932cm" svg:y="12.1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g>
              <draw:custom-shape draw:style-name="gr16" draw:text-style-name="P1" draw:layer="layout" svg:width="4.177cm" svg:height="1.671cm" svg:x="30.323cm" svg:y="2.66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17" draw:text-style-name="P1" draw:layer="layout" svg:x1="30.323cm" svg:y1="3.502cm" svg:x2="34.5cm" svg:y2="3.502cm">
                <text:p/>
              </draw:line>
              <draw:line draw:style-name="gr18" draw:text-style-name="P1" draw:layer="layout" svg:x1="31.158cm" svg:y1="2.667cm" svg:x2="31.158cm" svg:y2="4.338cm">
                <text:p/>
              </draw:line>
              <draw:line draw:style-name="gr18" draw:text-style-name="P1" draw:layer="layout" svg:x1="31.994cm" svg:y1="2.667cm" svg:x2="31.994cm" svg:y2="4.338cm">
                <text:p/>
              </draw:line>
              <draw:line draw:style-name="gr18" draw:text-style-name="P1" draw:layer="layout" svg:x1="32.829cm" svg:y1="2.667cm" svg:x2="32.829cm" svg:y2="4.338cm">
                <text:p/>
              </draw:line>
              <draw:line draw:style-name="gr18" draw:text-style-name="P1" draw:layer="layout" svg:x1="33.664cm" svg:y1="2.667cm" svg:x2="33.664cm" svg:y2="4.338cm">
                <text:p/>
              </draw:line>
            </draw:g>
            <draw:custom-shape draw:style-name="gr13" draw:text-style-name="P1" draw:layer="layout" svg:width="0.836cm" svg:height="0.167cm" svg:x="31.158cm" svg:y="2.5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" draw:layer="layout" svg:width="0.835cm" svg:height="0.167cm" svg:x="32.829cm" svg:y="2.5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" draw:layer="layout" svg:width="0.836cm" svg:height="0.167cm" svg:x="31.158cm" svg:y="4.338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" draw:layer="layout" svg:width="0.835cm" svg:height="0.167cm" svg:x="32.829cm" svg:y="4.338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7" draw:text-style-name="P1" draw:layer="layout" svg:width="0.384cm" svg:height="0.384cm" svg:x="30.562cm" svg:y="2.9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6" draw:text-style-name="P1" draw:layer="layout" svg:width="4.177cm" svg:height="1.671cm" svg:x="18.323cm" svg:y="15.6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7" draw:text-style-name="P1" draw:layer="layout" svg:x1="18.323cm" svg:y1="16.498cm" svg:x2="22.5cm" svg:y2="16.498cm">
              <text:p/>
            </draw:line>
            <draw:line draw:style-name="gr18" draw:text-style-name="P1" draw:layer="layout" svg:x1="19.159cm" svg:y1="15.662cm" svg:x2="19.159cm" svg:y2="17.333cm">
              <text:p/>
            </draw:line>
            <draw:line draw:style-name="gr18" draw:text-style-name="P1" draw:layer="layout" svg:x1="19.994cm" svg:y1="15.662cm" svg:x2="19.994cm" svg:y2="17.333cm">
              <text:p/>
            </draw:line>
            <draw:line draw:style-name="gr18" draw:text-style-name="P1" draw:layer="layout" svg:x1="20.829cm" svg:y1="15.662cm" svg:x2="20.829cm" svg:y2="17.333cm">
              <text:p/>
            </draw:line>
            <draw:line draw:style-name="gr18" draw:text-style-name="P1" draw:layer="layout" svg:x1="21.665cm" svg:y1="15.662cm" svg:x2="21.665cm" svg:y2="17.333cm">
              <text:p/>
            </draw:line>
          </draw:g>
          <draw:custom-shape draw:style-name="gr13" draw:text-style-name="P1" draw:layer="layout" svg:width="0.835cm" svg:height="0.167cm" svg:x="19.159cm" svg:y="15.49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836cm" svg:height="0.167cm" svg:x="20.829cm" svg:y="15.49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835cm" svg:height="0.167cm" svg:x="19.159cm" svg:y="17.33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836cm" svg:height="0.167cm" svg:x="20.829cm" svg:y="17.33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384cm" svg:height="0.385cm" svg:x="18.562cm" svg:y="15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5cm" svg:height="0.385cm" svg:x="19.408cm" svg:y="15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6cm" svg:height="0.385cm" svg:x="20.255cm" svg:y="15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5cm" svg:height="0.385cm" svg:x="21.102cm" svg:y="15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4cm" svg:height="0.385cm" svg:x="18.562cm" svg:y="16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5cm" svg:height="0.385cm" svg:x="19.408cm" svg:y="16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6cm" svg:height="0.385cm" svg:x="20.255cm" svg:y="16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5cm" svg:height="0.385cm" svg:x="21.102cm" svg:y="16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6" draw:text-style-name="P1" draw:layer="layout" svg:width="4.177cm" svg:height="1.671cm" svg:x="7cm" svg:y="15.6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7" draw:text-style-name="P1" draw:layer="layout" svg:x1="7cm" svg:y1="16.498cm" svg:x2="11.177cm" svg:y2="16.498cm">
              <text:p/>
            </draw:line>
            <draw:line draw:style-name="gr18" draw:text-style-name="P1" draw:layer="layout" svg:x1="7.836cm" svg:y1="15.662cm" svg:x2="7.836cm" svg:y2="17.333cm">
              <text:p/>
            </draw:line>
            <draw:line draw:style-name="gr18" draw:text-style-name="P1" draw:layer="layout" svg:x1="8.671cm" svg:y1="15.662cm" svg:x2="8.671cm" svg:y2="17.333cm">
              <text:p/>
            </draw:line>
            <draw:line draw:style-name="gr18" draw:text-style-name="P1" draw:layer="layout" svg:x1="9.506cm" svg:y1="15.662cm" svg:x2="9.506cm" svg:y2="17.333cm">
              <text:p/>
            </draw:line>
            <draw:line draw:style-name="gr18" draw:text-style-name="P1" draw:layer="layout" svg:x1="10.342cm" svg:y1="15.662cm" svg:x2="10.342cm" svg:y2="17.333cm">
              <text:p/>
            </draw:line>
          </draw:g>
          <draw:custom-shape draw:style-name="gr13" draw:text-style-name="P1" draw:layer="layout" svg:width="0.835cm" svg:height="0.167cm" svg:x="7.836cm" svg:y="15.49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836cm" svg:height="0.167cm" svg:x="9.506cm" svg:y="15.49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835cm" svg:height="0.167cm" svg:x="7.836cm" svg:y="17.33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836cm" svg:height="0.167cm" svg:x="9.506cm" svg:y="17.33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384cm" svg:height="0.384cm" svg:x="7.239cm" svg:y="15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5cm" svg:height="0.384cm" svg:x="8.085cm" svg:y="15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6cm" svg:height="0.384cm" svg:x="8.932cm" svg:y="15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5cm" svg:height="0.384cm" svg:x="9.779cm" svg:y="15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4cm" svg:height="0.384cm" svg:x="10.542cm" svg:y="15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4cm" svg:height="0.385cm" svg:x="7.239cm" svg:y="16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5cm" svg:height="0.385cm" svg:x="8.085cm" svg:y="16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6cm" svg:height="0.385cm" svg:x="8.932cm" svg:y="16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5cm" svg:height="0.385cm" svg:x="9.779cm" svg:y="16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6" draw:text-style-name="P1" draw:layer="layout" svg:width="4.177cm" svg:height="1.671cm" svg:x="12.823cm" svg:y="6.6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7" draw:text-style-name="P1" draw:layer="layout" svg:x1="12.823cm" svg:y1="7.497cm" svg:x2="17cm" svg:y2="7.497cm">
              <text:p/>
            </draw:line>
            <draw:line draw:style-name="gr18" draw:text-style-name="P1" draw:layer="layout" svg:x1="13.659cm" svg:y1="6.662cm" svg:x2="13.659cm" svg:y2="8.333cm">
              <text:p/>
            </draw:line>
            <draw:line draw:style-name="gr18" draw:text-style-name="P1" draw:layer="layout" svg:x1="14.494cm" svg:y1="6.662cm" svg:x2="14.494cm" svg:y2="8.333cm">
              <text:p/>
            </draw:line>
            <draw:line draw:style-name="gr18" draw:text-style-name="P1" draw:layer="layout" svg:x1="15.329cm" svg:y1="6.662cm" svg:x2="15.329cm" svg:y2="8.333cm">
              <text:p/>
            </draw:line>
            <draw:line draw:style-name="gr18" draw:text-style-name="P1" draw:layer="layout" svg:x1="16.165cm" svg:y1="6.662cm" svg:x2="16.165cm" svg:y2="8.333cm">
              <text:p/>
            </draw:line>
          </draw:g>
          <draw:custom-shape draw:style-name="gr13" draw:text-style-name="P1" draw:layer="layout" svg:width="0.835cm" svg:height="0.167cm" svg:x="13.659cm" svg:y="6.49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836cm" svg:height="0.167cm" svg:x="15.329cm" svg:y="6.49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835cm" svg:height="0.167cm" svg:x="13.659cm" svg:y="8.33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836cm" svg:height="0.167cm" svg:x="15.329cm" svg:y="8.33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384cm" svg:height="0.384cm" svg:x="13.062cm" svg:y="6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5cm" svg:height="0.384cm" svg:x="13.908cm" svg:y="6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6cm" svg:height="0.384cm" svg:x="14.755cm" svg:y="6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5cm" svg:height="0.384cm" svg:x="15.602cm" svg:y="6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4cm" svg:height="0.384cm" svg:x="16.365cm" svg:y="6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4cm" svg:height="0.385cm" svg:x="13.062cm" svg:y="7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5cm" svg:height="0.385cm" svg:x="13.908cm" svg:y="7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6cm" svg:height="0.385cm" svg:x="14.755cm" svg:y="7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5cm" svg:height="0.385cm" svg:x="15.602cm" svg:y="7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4cm" svg:height="0.385cm" svg:x="16.365cm" svg:y="7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6" draw:text-style-name="P1" draw:layer="layout" svg:width="4.177cm" svg:height="1.671cm" svg:x="7.084cm" svg:y="6.5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7" draw:text-style-name="P1" draw:layer="layout" svg:x1="7.084cm" svg:y1="7.389cm" svg:x2="11.261cm" svg:y2="7.389cm">
              <text:p/>
            </draw:line>
            <draw:line draw:style-name="gr18" draw:text-style-name="P1" draw:layer="layout" svg:x1="7.919cm" svg:y1="6.554cm" svg:x2="7.919cm" svg:y2="8.225cm">
              <text:p/>
            </draw:line>
            <draw:line draw:style-name="gr18" draw:text-style-name="P1" draw:layer="layout" svg:x1="8.755cm" svg:y1="6.554cm" svg:x2="8.755cm" svg:y2="8.225cm">
              <text:p/>
            </draw:line>
            <draw:line draw:style-name="gr18" draw:text-style-name="P1" draw:layer="layout" svg:x1="9.59cm" svg:y1="6.554cm" svg:x2="9.59cm" svg:y2="8.225cm">
              <text:p/>
            </draw:line>
            <draw:line draw:style-name="gr18" draw:text-style-name="P1" draw:layer="layout" svg:x1="10.425cm" svg:y1="6.554cm" svg:x2="10.425cm" svg:y2="8.225cm">
              <text:p/>
            </draw:line>
          </draw:g>
          <draw:custom-shape draw:style-name="gr13" draw:text-style-name="P1" draw:layer="layout" svg:width="0.836cm" svg:height="0.167cm" svg:x="7.919cm" svg:y="6.38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835cm" svg:height="0.167cm" svg:x="9.59cm" svg:y="6.38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836cm" svg:height="0.167cm" svg:x="7.919cm" svg:y="8.22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835cm" svg:height="0.167cm" svg:x="9.59cm" svg:y="8.22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384cm" svg:height="0.385cm" svg:x="7.323cm" svg:y="6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4cm" svg:height="0.385cm" svg:x="7.323cm" svg:y="7.5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6" draw:text-style-name="P1" draw:layer="layout" svg:width="4.177cm" svg:height="1.671cm" svg:x="18.323cm" svg:y="11.1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7" draw:text-style-name="P1" draw:layer="layout" svg:x1="18.323cm" svg:y1="12.003cm" svg:x2="22.5cm" svg:y2="12.003cm">
              <text:p/>
            </draw:line>
            <draw:line draw:style-name="gr18" draw:text-style-name="P1" draw:layer="layout" svg:x1="19.158cm" svg:y1="11.167cm" svg:x2="19.158cm" svg:y2="12.838cm">
              <text:p/>
            </draw:line>
            <draw:line draw:style-name="gr18" draw:text-style-name="P1" draw:layer="layout" svg:x1="19.994cm" svg:y1="11.167cm" svg:x2="19.994cm" svg:y2="12.838cm">
              <text:p/>
            </draw:line>
            <draw:line draw:style-name="gr18" draw:text-style-name="P1" draw:layer="layout" svg:x1="20.829cm" svg:y1="11.167cm" svg:x2="20.829cm" svg:y2="12.838cm">
              <text:p/>
            </draw:line>
            <draw:line draw:style-name="gr18" draw:text-style-name="P1" draw:layer="layout" svg:x1="21.664cm" svg:y1="11.167cm" svg:x2="21.664cm" svg:y2="12.838cm">
              <text:p/>
            </draw:line>
          </draw:g>
          <draw:custom-shape draw:style-name="gr13" draw:text-style-name="P1" draw:layer="layout" svg:width="0.836cm" svg:height="0.167cm" svg:x="19.158cm" svg:y="1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835cm" svg:height="0.167cm" svg:x="20.829cm" svg:y="1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836cm" svg:height="0.167cm" svg:x="19.158cm" svg:y="12.83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835cm" svg:height="0.167cm" svg:x="20.829cm" svg:y="12.83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384cm" svg:height="0.385cm" svg:x="18.562cm" svg:y="11.4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5cm" svg:height="0.385cm" svg:x="19.408cm" svg:y="11.4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4cm" svg:height="0.385cm" svg:x="18.562cm" svg:y="12.1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6" draw:text-style-name="P1" draw:layer="layout" svg:width="4.177cm" svg:height="1.671cm" svg:x="12.701cm" svg:y="15.6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7" draw:text-style-name="P1" draw:layer="layout" svg:x1="12.701cm" svg:y1="16.519cm" svg:x2="16.878cm" svg:y2="16.519cm">
              <text:p/>
            </draw:line>
            <draw:line draw:style-name="gr18" draw:text-style-name="P1" draw:layer="layout" svg:x1="13.536cm" svg:y1="15.683cm" svg:x2="13.536cm" svg:y2="17.354cm">
              <text:p/>
            </draw:line>
            <draw:line draw:style-name="gr18" draw:text-style-name="P1" draw:layer="layout" svg:x1="14.372cm" svg:y1="15.683cm" svg:x2="14.372cm" svg:y2="17.354cm">
              <text:p/>
            </draw:line>
            <draw:line draw:style-name="gr18" draw:text-style-name="P1" draw:layer="layout" svg:x1="15.207cm" svg:y1="15.683cm" svg:x2="15.207cm" svg:y2="17.354cm">
              <text:p/>
            </draw:line>
            <draw:line draw:style-name="gr18" draw:text-style-name="P1" draw:layer="layout" svg:x1="16.042cm" svg:y1="15.683cm" svg:x2="16.042cm" svg:y2="17.354cm">
              <text:p/>
            </draw:line>
          </draw:g>
          <draw:custom-shape draw:style-name="gr13" draw:text-style-name="P1" draw:layer="layout" svg:width="0.836cm" svg:height="0.167cm" svg:x="13.536cm" svg:y="15.51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835cm" svg:height="0.167cm" svg:x="15.207cm" svg:y="15.51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836cm" svg:height="0.167cm" svg:x="13.536cm" svg:y="17.35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835cm" svg:height="0.167cm" svg:x="15.207cm" svg:y="17.35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384cm" svg:height="0.384cm" svg:x="12.94cm" svg:y="15.9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5cm" svg:height="0.384cm" svg:x="13.786cm" svg:y="15.9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4cm" svg:height="0.385cm" svg:x="12.94cm" svg:y="16.7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5cm" svg:height="0.385cm" svg:x="13.786cm" svg:y="16.7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6" draw:text-style-name="P1" draw:layer="layout" svg:width="4.177cm" svg:height="1.671cm" svg:x="18.323cm" svg:y="6.6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9" draw:text-style-name="P1" draw:layer="layout" svg:x1="18.323cm" svg:y1="7.502cm" svg:x2="22.5cm" svg:y2="7.502cm">
            <text:p/>
          </draw:line>
          <draw:line draw:style-name="gr20" draw:text-style-name="P1" draw:layer="layout" svg:x1="19.158cm" svg:y1="6.667cm" svg:x2="19.158cm" svg:y2="8.338cm">
            <text:p/>
          </draw:line>
          <draw:line draw:style-name="gr20" draw:text-style-name="P1" draw:layer="layout" svg:x1="19.994cm" svg:y1="6.667cm" svg:x2="19.994cm" svg:y2="8.338cm">
            <text:p/>
          </draw:line>
          <draw:line draw:style-name="gr20" draw:text-style-name="P1" draw:layer="layout" svg:x1="20.829cm" svg:y1="6.667cm" svg:x2="20.829cm" svg:y2="8.338cm">
            <text:p/>
          </draw:line>
          <draw:line draw:style-name="gr20" draw:text-style-name="P1" draw:layer="layout" svg:x1="21.664cm" svg:y1="6.667cm" svg:x2="21.664cm" svg:y2="8.338cm">
            <text:p/>
          </draw:line>
          <draw:custom-shape draw:style-name="gr13" draw:text-style-name="P1" draw:layer="layout" svg:width="0.836cm" svg:height="0.167cm" svg:x="19.158cm" svg:y="6.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835cm" svg:height="0.167cm" svg:x="20.829cm" svg:y="6.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836cm" svg:height="0.167cm" svg:x="19.158cm" svg:y="8.33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835cm" svg:height="0.167cm" svg:x="20.829cm" svg:y="8.33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384cm" svg:height="0.384cm" svg:x="18.562cm" svg:y="6.9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5cm" svg:height="0.384cm" svg:x="19.408cm" svg:y="6.9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5cm" svg:height="0.384cm" svg:x="20.255cm" svg:y="6.9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4cm" svg:height="0.385cm" svg:x="18.562cm" svg:y="7.6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85cm" svg:height="0.385cm" svg:x="19.408cm" svg:y="7.6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" draw:text-style-name="P1" draw:layer="layout" svg:width="1.63cm" svg:height="1.641cm" svg:x="1.086cm" svg:y="6.477cm">
          <draw:image xlink:href="Pictures/100002010000012A0000012C2B2303EC.png" xlink:type="simple" xlink:show="embed" xlink:actuate="onLoad">
            <text:p/>
          </draw:image>
        </draw:frame>
        <draw:frame draw:style-name="gr9" draw:text-style-name="P1" draw:layer="layout" svg:width="1.489cm" svg:height="1.617cm" svg:x="27.025cm" svg:y="6.577cm">
          <draw:image xlink:href="Pictures/10000201000001140000012C76D41E36.png" xlink:type="simple" xlink:show="embed" xlink:actuate="onLoad">
            <text:p/>
          </draw:image>
        </draw:frame>
        <draw:frame draw:style-name="gr10" draw:text-style-name="P1" draw:layer="layout" svg:width="2.214cm" svg:height="1.292cm" svg:x="26.486cm" svg:y="15.685cm">
          <draw:image xlink:href="Pictures/100002010000012C000000AF1B6F633F.png" xlink:type="simple" xlink:show="embed" xlink:actuate="onLoad">
            <text:p/>
          </draw:image>
        </draw:frame>
        <draw:frame draw:style-name="gr9" draw:text-style-name="P1" draw:layer="layout" svg:width="2cm" svg:height="1cm" svg:x="26.7cm" svg:y="11.177cm">
          <draw:image xlink:href="Pictures/100002010000012C00000096CF400556.png" xlink:type="simple" xlink:show="embed" xlink:actuate="onLoad">
            <text:p/>
          </draw:image>
        </draw:frame>
        <draw:frame draw:style-name="gr9" draw:text-style-name="P1" draw:layer="layout" svg:width="1.5cm" svg:height="1.505cm" svg:x="0.986cm" svg:y="1.972cm">
          <draw:image xlink:href="Pictures/100002010000012B0000012C25093A87.png" xlink:type="simple" xlink:show="embed" xlink:actuate="onLoad">
            <text:p/>
          </draw:image>
        </draw:frame>
        <draw:frame draw:style-name="gr9" draw:text-style-name="P1" draw:layer="layout" svg:width="2.018cm" svg:height="1.5cm" svg:x="1.068cm" svg:y="15.877cm">
          <draw:image xlink:href="Pictures/100002010000012C000000DFFF22775B.png" xlink:type="simple" xlink:show="embed" xlink:actuate="onLoad">
            <text:p/>
          </draw:image>
        </draw:frame>
        <draw:frame draw:style-name="gr9" draw:text-style-name="P1" draw:layer="layout" svg:width="1.579cm" svg:height="1.5cm" svg:x="27.121cm" svg:y="2.002cm">
          <draw:image xlink:href="Pictures/100002010000012C0000011D3CC6B740.png" xlink:type="simple" xlink:show="embed" xlink:actuate="onLoad">
            <text:p/>
          </draw:image>
        </draw:frame>
        <draw:frame draw:style-name="gr10" draw:text-style-name="P1" draw:layer="layout" svg:width="1.506cm" svg:height="1.5cm" svg:x="1.111cm" svg:y="11.302cm">
          <draw:image xlink:href="Pictures/100002010000012C0000012B8BD43765.png" xlink:type="simple" xlink:show="embed" xlink:actuate="onLoad">
            <text:p/>
          </draw:image>
        </draw:frame>
        <draw:custom-shape draw:style-name="gr11" draw:text-style-name="P1" draw:layer="layout" svg:width="2cm" svg:height="1cm" svg:x="13.849cm" svg:y="0.499cm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  <draw:page draw:name="page5" draw:style-name="dp1" draw:master-page-name="Standard">
        <draw:custom-shape draw:style-name="gr2" draw:text-style-name="P1" draw:layer="layout" svg:width="10.5cm" svg:height="15.5cm" svg:x="9.6cm" svg:y="4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7.5cm" svg:height="4cm" svg:x="1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7.5cm" svg:height="4cm" svg:x="1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7.5cm" svg:height="4cm" svg:x="1.5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7.5cm" svg:height="4cm" svg:x="1.5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" draw:layer="layout" svg:width="1.63cm" svg:height="1.641cm" svg:x="1.1cm" svg:y="6.5cm">
          <draw:image xlink:href="Pictures/100002010000012A0000012C2B2303EC.png" xlink:type="simple" xlink:show="embed" xlink:actuate="onLoad">
            <text:p/>
          </draw:image>
        </draw:frame>
        <draw:custom-shape draw:style-name="gr21" draw:text-style-name="P1" draw:layer="layout" svg:width="7.5cm" svg:height="4cm" svg:x="20.7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7.5cm" svg:height="4cm" svg:x="20.7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7.5cm" svg:height="4cm" svg:x="20.7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7.5cm" svg:height="4cm" svg:x="20.7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" draw:layer="layout" svg:width="1.489cm" svg:height="1.617cm" svg:x="27.025cm" svg:y="6.6cm">
          <draw:image xlink:href="Pictures/10000201000001140000012C76D41E36.png" xlink:type="simple" xlink:show="embed" xlink:actuate="onLoad">
            <text:p/>
          </draw:image>
        </draw:frame>
        <draw:frame draw:style-name="gr10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9.303cm" svg:height="12.792cm" svg:x="10.218cm" svg:y="5.56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2" table:default-cell-style-name="ce4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</table:table-row>
            <table:table-row table:style-name="ro2" table:default-cell-style-name="ce4"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</table:table-row>
            <table:table-row table:style-name="ro3" table:default-cell-style-name="ce4">
              <table:table-cell>
                <text:p text:style-name="P1"><text:span text:style-name="T1">2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3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9" draw:text-style-name="P1" draw:layer="layout" svg:width="2cm" svg:height="1cm" svg:x="26.7cm" svg:y="11.2cm">
          <draw:image xlink:href="Pictures/100002010000012C00000096CF400556.png" xlink:type="simple" xlink:show="embed" xlink:actuate="onLoad">
            <text:p/>
          </draw:image>
        </draw:frame>
        <draw:frame draw:style-name="gr9" draw:text-style-name="P1" draw:layer="layout" svg:width="1.5cm" svg:height="1.505cm" svg:x="1cm" svg:y="1.995cm">
          <draw:image xlink:href="Pictures/100002010000012B0000012C25093A87.png" xlink:type="simple" xlink:show="embed" xlink:actuate="onLoad">
            <text:p/>
          </draw:image>
        </draw:frame>
        <draw:frame draw:style-name="gr3" draw:text-style-name="P5" draw:layer="layout" svg:width="3.3cm" svg:height="2.75cm" svg:x="29.7cm" svg:y="0cm">
          <draw:text-box>
            <text:p><text:span text:style-name="T5">s8</text:span></text:p>
          </draw:text-box>
        </draw:frame>
        <draw:frame draw:style-name="gr15" draw:text-style-name="P1" draw:layer="layout" svg:width="1.864cm" svg:height="1.865cm" svg:x="4.136cm" svg:y="3.5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698cm" svg:height="1.72cm" svg:x="22cm" svg:y="8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865cm" svg:height="1.865cm" svg:x="24.486cm" svg:y="8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33.612cm" svg:y="16.346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31.572cm" svg:y="16.895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699cm" svg:height="1.719cm" svg:x="4.801cm" svg:y="17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865cm" svg:height="1.865cm" svg:x="6.365cm" svg:y="7.635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2.63cm" svg:y="7.435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30.701cm" svg:y="9.366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24.5cm" svg:y="17.135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21.9cm" svg:y="17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699cm" svg:height="1.719cm" svg:x="2.953cm" svg:y="12.926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699cm" svg:height="1.719cm" svg:x="33.473cm" svg:y="18.923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699cm" svg:height="1.719cm" svg:x="4.957cm" svg:y="12.95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865cm" svg:height="1.865cm" svg:x="34.329cm" svg:y="12.527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30.546cm" svg:y="12.945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33.789cm" svg:y="10.662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32.694cm" svg:y="14.09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699cm" svg:height="1.719cm" svg:x="26.1cm" svg:y="13.481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865cm" svg:height="1.865cm" svg:x="23.601cm" svg:y="2.921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30.535cm" svg:y="1.5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32.305cm" svg:y="3.065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30.381cm" svg:y="6.809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699cm" svg:height="1.719cm" svg:x="4.495cm" svg:y="9.031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865cm" svg:height="1.865cm" svg:x="32.564cm" svg:y="5.763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35.004cm" svg:y="8.409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699cm" svg:height="1.719cm" svg:x="21.658cm" svg:y="4.623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699cm" svg:height="1.719cm" svg:x="25.626cm" svg:y="4.542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699cm" svg:height="1.719cm" svg:x="23.691cm" svg:y="11.858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699cm" svg:height="1.719cm" svg:x="21.307cm" svg:y="13.429cm">
          <draw:image xlink:href="Pictures/10000000000000A0000000A265565B48.jpg" xlink:type="simple" xlink:show="embed" xlink:actuate="onLoad">
            <text:p/>
          </draw:image>
        </draw:frame>
        <draw:frame draw:style-name="gr9" draw:text-style-name="P1" draw:layer="layout" svg:width="2.018cm" svg:height="1.5cm" svg:x="1.081cm" svg:y="15.451cm">
          <draw:image xlink:href="Pictures/100002010000012C000000DFFF22775B.png" xlink:type="simple" xlink:show="embed" xlink:actuate="onLoad">
            <text:p/>
          </draw:image>
        </draw:frame>
        <draw:frame draw:style-name="gr9" draw:text-style-name="P1" draw:layer="layout" svg:width="1.579cm" svg:height="1.5cm" svg:x="27.12cm" svg:y="2.001cm">
          <draw:image xlink:href="Pictures/100002010000012C0000011D3CC6B740.png" xlink:type="simple" xlink:show="embed" xlink:actuate="onLoad">
            <text:p/>
          </draw:image>
        </draw:frame>
        <draw:frame draw:style-name="gr10" draw:text-style-name="P1" draw:layer="layout" svg:width="1.506cm" svg:height="1.5cm" svg:x="1.124cm" svg:y="11.276cm">
          <draw:image xlink:href="Pictures/100002010000012C0000012B8BD43765.png" xlink:type="simple" xlink:show="embed" xlink:actuate="onLoad">
            <text:p/>
          </draw:image>
        </draw:frame>
        <draw:custom-shape draw:style-name="gr11" draw:text-style-name="P1" draw:layer="layout" svg:width="2cm" svg:height="1cm" svg:x="13.849cm" svg:y="0.499cm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  <draw:page draw:name="page6" draw:style-name="dp1" draw:master-page-name="Standard">
        <draw:custom-shape draw:style-name="gr1" draw:text-style-name="P2" draw:layer="layout" svg:width="4cm" svg:height="3.314cm" svg:x="24.2cm" svg:y="2.486cm">
          <text:p text:style-name="P1"><text:span text:style-name="T1">2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7.153cm">
          <text:p text:style-name="P1"><text:span text:style-name="T1">4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1.819cm">
          <text:p text:style-name="P1"><text:span text:style-name="T1">9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6.486cm">
          <text:p text:style-name="P1"><text:span text:style-name="T1">10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cm" svg:height="3.314cm" svg:x="1.5cm" svg:y="2.5cm">
          <text:p text:style-name="P1"><text:span text:style-name="T1">5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7.167cm">
          <text:p text:style-name="P1"><text:span text:style-name="T1">8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1.833cm">
          <text:p text:style-name="P1"><text:span text:style-name="T1">3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6.5cm">
          <text:p text:style-name="P1"><text:span text:style-name="T1">6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>
                <text:p text:style-name="P1"><text:span text:style-name="T2"><text:s/></text:span></text:p>
              </table:table-cell>
              <table:table-cell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</table:table>
          <draw:image xlink:href="Pictures/TablePreview6.svm" xlink:type="simple" xlink:show="embed" xlink:actuate="onLoad"/>
        </draw:frame>
        <draw:frame draw:style-name="gr3" draw:layer="layout" svg:width="4.5cm" svg:height="2.75cm" svg:x="30cm" svg:y="1cm">
          <draw:text-box>
            <text:p>s 5</text:p>
          </draw:text-box>
        </draw:frame>
        <draw:frame draw:style-name="gr22" draw:text-style-name="P1" draw:layer="layout" svg:width="2.32cm" svg:height="2.32cm" svg:x="18cm" svg:y="11.09cm">
          <draw:image xlink:href="Pictures/100000000000007E0000007E02CD2C8A.gif" xlink:type="simple" xlink:show="embed" xlink:actuate="onLoad">
            <text:p/>
          </draw:image>
        </draw:frame>
        <draw:frame draw:style-name="gr23" draw:text-style-name="P1" draw:layer="layout" svg:width="2.376cm" svg:height="2.376cm" svg:x="14.624cm" svg:y="15.5cm">
          <draw:image xlink:href="Pictures/10000000000000760000007627A58627.gif" xlink:type="simple" xlink:show="embed" xlink:actuate="onLoad">
            <text:p/>
          </draw:image>
        </draw:frame>
        <draw:frame draw:style-name="gr23" draw:text-style-name="P1" draw:layer="layout" svg:width="2.417cm" svg:height="2.416cm" svg:x="20.328cm" svg:y="11cm">
          <draw:image xlink:href="Pictures/100000000000007800000078171A3D7B.gif" xlink:type="simple" xlink:show="embed" xlink:actuate="onLoad">
            <text:p/>
          </draw:image>
        </draw:frame>
        <draw:frame draw:style-name="gr23" draw:text-style-name="P1" draw:layer="layout" svg:width="2.237cm" svg:height="2.235cm" svg:x="9.477cm" svg:y="10.5cm">
          <draw:image xlink:href="Pictures/100000000000007B0000007B2A80E7DB.gif" xlink:type="simple" xlink:show="embed" xlink:actuate="onLoad">
            <text:p/>
          </draw:image>
        </draw:frame>
        <draw:frame draw:style-name="gr23" draw:text-style-name="P1" draw:layer="layout" svg:width="2.175cm" svg:height="2.176cm" svg:x="9.425cm" svg:y="6.562cm">
          <draw:image xlink:href="Pictures/100000000000006900000069C0381401.gif" xlink:type="simple" xlink:show="embed" xlink:actuate="onLoad">
            <text:p/>
          </draw:image>
        </draw:frame>
        <draw:frame draw:style-name="gr22" draw:text-style-name="P1" draw:layer="layout" svg:width="2.722cm" svg:height="2.719cm" svg:x="7.778cm" svg:y="15.281cm">
          <draw:image xlink:href="Pictures/100000000000007800000078171A3D7B.gif" xlink:type="simple" xlink:show="embed" xlink:actuate="onLoad">
            <text:p/>
          </draw:image>
        </draw:frame>
        <draw:frame draw:style-name="gr22" draw:text-style-name="P1" draw:layer="layout" svg:width="2.518cm" svg:height="2.515cm" svg:x="19cm" svg:y="5.985cm">
          <draw:image xlink:href="Pictures/100000000000007B0000007B2A80E7DB.gif" xlink:type="simple" xlink:show="embed" xlink:actuate="onLoad">
            <text:p/>
          </draw:image>
        </draw:frame>
        <draw:frame draw:style-name="gr22" draw:text-style-name="P1" draw:layer="layout" svg:width="2.612cm" svg:height="2.613cm" svg:x="18.888cm" svg:y="15.387cm">
          <draw:image xlink:href="Pictures/100000000000007E0000007E02CD2C8A.gif" xlink:type="simple" xlink:show="embed" xlink:actuate="onLoad">
            <text:p/>
          </draw:image>
        </draw:frame>
        <draw:frame draw:style-name="gr22" draw:text-style-name="P1" draw:layer="layout" svg:width="2.321cm" svg:height="2.32cm" svg:x="6.885cm" svg:y="6.5cm">
          <draw:image xlink:href="Pictures/100000000000007E0000007E02CD2C8A.gif" xlink:type="simple" xlink:show="embed" xlink:actuate="onLoad">
            <text:p/>
          </draw:image>
        </draw:frame>
        <draw:frame draw:style-name="gr22" draw:text-style-name="P1" draw:layer="layout" svg:width="2.321cm" svg:height="2.321cm" svg:x="12.167cm" svg:y="15.586cm">
          <draw:image xlink:href="Pictures/100000000000007E0000007E02CD2C8A.gif" xlink:type="simple" xlink:show="embed" xlink:actuate="onLoad">
            <text:p/>
          </draw:image>
        </draw:frame>
        <draw:frame draw:style-name="gr22" draw:text-style-name="P1" draw:layer="layout" svg:width="2.321cm" svg:height="2.322cm" svg:x="7cm" svg:y="10.509cm">
          <draw:image xlink:href="Pictures/100000000000007E0000007E02CD2C8A.gif" xlink:type="simple" xlink:show="embed" xlink:actuate="onLoad">
            <text:p/>
          </draw:image>
        </draw:frame>
        <draw:frame draw:style-name="gr22" draw:text-style-name="P1" draw:layer="layout" svg:width="2.321cm" svg:height="2.32cm" svg:x="32.749cm" svg:y="9.769cm">
          <draw:image xlink:href="Pictures/100000000000007E0000007E02CD2C8A.gif" xlink:type="simple" xlink:show="embed" xlink:actuate="onLoad">
            <text:p/>
          </draw:image>
        </draw:frame>
        <draw:frame draw:style-name="gr23" draw:text-style-name="P1" draw:layer="layout" svg:width="2.321cm" svg:height="2.32cm" svg:x="30.589cm" svg:y="6.835cm">
          <draw:image xlink:href="Pictures/100000000000007E0000007E02CD2C8A.gif" xlink:type="simple" xlink:show="embed" xlink:actuate="onLoad">
            <text:p/>
          </draw:image>
        </draw:frame>
        <draw:frame draw:style-name="gr22" draw:text-style-name="P1" draw:layer="layout" svg:width="2.675cm" svg:height="2.675cm" svg:x="13.325cm" svg:y="10.5cm">
          <draw:image xlink:href="Pictures/10000000000000760000007627A58627.gif" xlink:type="simple" xlink:show="embed" xlink:actuate="onLoad">
            <text:p/>
          </draw:image>
        </draw:frame>
        <draw:frame draw:style-name="gr22" draw:text-style-name="P1" draw:layer="layout" svg:width="2.447cm" svg:height="2.448cm" svg:x="-13.367cm" svg:y="-0.08cm">
          <draw:image xlink:href="Pictures/100000000000006900000069C0381401.gif" xlink:type="simple" xlink:show="embed" xlink:actuate="onLoad">
            <text:p/>
          </draw:image>
        </draw:frame>
        <draw:frame draw:style-name="gr22" draw:text-style-name="P1" draw:layer="layout" svg:width="2.175cm" svg:height="2.176cm" svg:x="13.631cm" svg:y="6.439cm">
          <draw:image xlink:href="Pictures/100000000000006900000069C0381401.gif" xlink:type="simple" xlink:show="embed" xlink:actuate="onLoad">
            <text:p/>
          </draw:image>
        </draw:frame>
        <draw:frame draw:style-name="gr9" draw:text-style-name="P1" draw:layer="layout" svg:width="1.63cm" svg:height="1.641cm" svg:x="1.086cm" svg:y="6.477cm">
          <draw:image xlink:href="Pictures/100002010000012A0000012C2B2303EC.png" xlink:type="simple" xlink:show="embed" xlink:actuate="onLoad">
            <text:p/>
          </draw:image>
        </draw:frame>
        <draw:frame draw:style-name="gr9" draw:text-style-name="P1" draw:layer="layout" svg:width="1.489cm" svg:height="1.617cm" svg:x="27.025cm" svg:y="6.577cm">
          <draw:image xlink:href="Pictures/10000201000001140000012C76D41E36.png" xlink:type="simple" xlink:show="embed" xlink:actuate="onLoad">
            <text:p/>
          </draw:image>
        </draw:frame>
        <draw:frame draw:style-name="gr10" draw:text-style-name="P1" draw:layer="layout" svg:width="2.214cm" svg:height="1.292cm" svg:x="26.486cm" svg:y="15.685cm">
          <draw:image xlink:href="Pictures/100002010000012C000000AF1B6F633F.png" xlink:type="simple" xlink:show="embed" xlink:actuate="onLoad">
            <text:p/>
          </draw:image>
        </draw:frame>
        <draw:frame draw:style-name="gr9" draw:text-style-name="P1" draw:layer="layout" svg:width="2cm" svg:height="1cm" svg:x="26.7cm" svg:y="11.177cm">
          <draw:image xlink:href="Pictures/100002010000012C00000096CF400556.png" xlink:type="simple" xlink:show="embed" xlink:actuate="onLoad">
            <text:p/>
          </draw:image>
        </draw:frame>
        <draw:frame draw:style-name="gr9" draw:text-style-name="P1" draw:layer="layout" svg:width="1.5cm" svg:height="1.505cm" svg:x="0.986cm" svg:y="1.972cm">
          <draw:image xlink:href="Pictures/100002010000012B0000012C25093A87.png" xlink:type="simple" xlink:show="embed" xlink:actuate="onLoad">
            <text:p/>
          </draw:image>
        </draw:frame>
        <draw:frame draw:style-name="gr9" draw:text-style-name="P1" draw:layer="layout" svg:width="2.018cm" svg:height="1.5cm" svg:x="1.068cm" svg:y="15.877cm">
          <draw:image xlink:href="Pictures/100002010000012C000000DFFF22775B.png" xlink:type="simple" xlink:show="embed" xlink:actuate="onLoad">
            <text:p/>
          </draw:image>
        </draw:frame>
        <draw:frame draw:style-name="gr9" draw:text-style-name="P1" draw:layer="layout" svg:width="1.579cm" svg:height="1.5cm" svg:x="27.121cm" svg:y="2.002cm">
          <draw:image xlink:href="Pictures/100002010000012C0000011D3CC6B740.png" xlink:type="simple" xlink:show="embed" xlink:actuate="onLoad">
            <text:p/>
          </draw:image>
        </draw:frame>
        <draw:frame draw:style-name="gr10" draw:text-style-name="P1" draw:layer="layout" svg:width="1.506cm" svg:height="1.5cm" svg:x="1.111cm" svg:y="11.302cm">
          <draw:image xlink:href="Pictures/100002010000012C0000012B8BD43765.png" xlink:type="simple" xlink:show="embed" xlink:actuate="onLoad">
            <text:p/>
          </draw:image>
        </draw:frame>
        <draw:custom-shape draw:style-name="gr11" draw:text-style-name="P1" draw:layer="layout" svg:width="2cm" svg:height="1cm" draw:transform="rotate (1.5707963267949) translate (0.499cm 11.498cm)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  <draw:page draw:name="page7" draw:style-name="dp1" draw:master-page-name="Standard">
        <draw:custom-shape draw:style-name="gr1" draw:text-style-name="P2" draw:layer="layout" svg:width="4cm" svg:height="3.314cm" svg:x="24.2cm" svg:y="2.486cm">
          <text:p text:style-name="P1"><text:span text:style-name="T1">6+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7.153cm">
          <text:p text:style-name="P1"><text:span text:style-name="T1">0+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1.819cm">
          <text:p text:style-name="P1"><text:span text:style-name="T1">5+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6.486cm">
          <text:p text:style-name="P1"><text:span text:style-name="T1">10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cm" svg:height="3.314cm" svg:x="1.5cm" svg:y="2.5cm">
          <text:p text:style-name="P1"><text:span text:style-name="T1">3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7.167cm">
          <text:p text:style-name="P1"><text:span text:style-name="T1">6+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1.833cm">
          <text:p text:style-name="P1"><text:span text:style-name="T1">4+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6.5cm">
          <text:p text:style-name="P1"><text:span text:style-name="T1">1+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>
                <text:p text:style-name="P1"><text:span text:style-name="T2"><text:s/></text:span></text:p>
              </table:table-cell>
              <table:table-cell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</table:table>
          <draw:image xlink:href="Pictures/TablePreview7.svm" xlink:type="simple" xlink:show="embed" xlink:actuate="onLoad"/>
        </draw:frame>
        <draw:frame draw:style-name="gr3" draw:layer="layout" svg:width="4.5cm" svg:height="2.75cm" svg:x="30cm" svg:y="1cm">
          <draw:text-box>
            <text:p>s 6</text:p>
          </draw:text-box>
        </draw:frame>
        <draw:g>
          <draw:custom-shape draw:style-name="gr24" draw:text-style-name="P1" draw:layer="layout" svg:width="0.857cm" svg:height="0.857cm" svg:x="7.214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8cm" svg:height="0.857cm" svg:x="8.071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7cm" svg:x="8.929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7cm" svg:x="9.786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7cm" svg:x="10.643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5" draw:text-style-name="P1" draw:layer="layout" svg:width="0.857cm" svg:height="0.857cm" svg:x="30.5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6" draw:text-style-name="P6" draw:layer="layout" svg:width="0.857cm" svg:height="0.857cm" svg:x="19.286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6" draw:layer="layout" svg:width="0.857cm" svg:height="0.857cm" svg:x="20.143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8" draw:text-style-name="P6" draw:layer="layout" svg:width="0.857cm" svg:height="0.857cm" svg:x="31.88cm" svg:y="10.1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6" draw:layer="layout" svg:width="0.857cm" svg:height="0.857cm" svg:x="32.737cm" svg:y="10.1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6" draw:layer="layout" svg:width="0.857cm" svg:height="0.857cm" svg:x="33.594cm" svg:y="10.1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6" draw:layer="layout" svg:width="0.858cm" svg:height="0.857cm" svg:x="34.451cm" svg:y="10.1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2" draw:text-style-name="P6" draw:layer="layout" svg:width="0.857cm" svg:height="0.858cm" svg:x="31.995cm" svg:y="8.0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6" draw:layer="layout" svg:width="0.857cm" svg:height="0.858cm" svg:x="32.852cm" svg:y="8.0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6" draw:layer="layout" svg:width="0.857cm" svg:height="0.858cm" svg:x="33.709cm" svg:y="8.0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5" draw:text-style-name="P6" draw:layer="layout" svg:width="0.857cm" svg:height="0.857cm" svg:x="12.714cm" svg:y="6.6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6" draw:layer="layout" svg:width="0.857cm" svg:height="0.857cm" svg:x="13.571cm" svg:y="6.6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6" draw:layer="layout" svg:width="0.857cm" svg:height="0.857cm" svg:x="14.428cm" svg:y="6.6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6" draw:layer="layout" svg:width="0.858cm" svg:height="0.857cm" svg:x="15.285cm" svg:y="6.6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6" draw:layer="layout" svg:width="0.857cm" svg:height="0.857cm" svg:x="16.143cm" svg:y="6.6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5" draw:text-style-name="P1" draw:layer="layout" svg:width="0.857cm" svg:height="0.858cm" svg:x="7.214cm" svg:y="16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5" draw:text-style-name="P1" draw:layer="layout" svg:width="0.857cm" svg:height="0.857cm" svg:x="12.5cm" svg:y="1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" draw:layer="layout" svg:width="0.858cm" svg:height="0.857cm" svg:x="13.357cm" svg:y="1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5" draw:text-style-name="P1" draw:layer="layout" svg:width="0.857cm" svg:height="0.858cm" svg:x="7.214cm" svg:y="7.6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" draw:layer="layout" svg:width="0.858cm" svg:height="0.858cm" svg:x="8.071cm" svg:y="7.6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" draw:layer="layout" svg:width="0.857cm" svg:height="0.858cm" svg:x="8.929cm" svg:y="7.6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" draw:layer="layout" svg:width="0.857cm" svg:height="0.858cm" svg:x="9.786cm" svg:y="7.6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5" draw:text-style-name="P1" draw:layer="layout" svg:width="0.857cm" svg:height="0.857cm" svg:x="12.714cm" svg:y="7.5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" draw:layer="layout" svg:width="0.858cm" svg:height="0.857cm" svg:x="13.571cm" svg:y="7.5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" draw:layer="layout" svg:width="0.857cm" svg:height="0.857cm" svg:x="14.429cm" svg:y="7.5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" draw:layer="layout" svg:width="0.857cm" svg:height="0.857cm" svg:x="18cm" svg:y="1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8cm" svg:height="0.857cm" svg:x="18.857cm" svg:y="1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7cm" svg:x="19.715cm" svg:y="1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7cm" svg:x="20.572cm" svg:y="1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7cm" svg:x="21.429cm" svg:y="1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" draw:layer="layout" svg:width="0.857cm" svg:height="0.857cm" svg:x="12.5cm" svg:y="11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8cm" svg:height="0.857cm" svg:x="13.357cm" svg:y="11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7cm" svg:x="14.215cm" svg:y="11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7cm" svg:x="15.072cm" svg:y="11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7cm" svg:x="15.929cm" svg:y="11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" draw:layer="layout" svg:width="0.857cm" svg:height="0.858cm" svg:x="30.71cm" svg:y="5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8cm" svg:height="0.858cm" svg:x="31.567cm" svg:y="5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8cm" svg:x="32.425cm" svg:y="5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8cm" svg:x="33.282cm" svg:y="5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8cm" svg:x="34.139cm" svg:y="5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" draw:layer="layout" svg:width="0.857cm" svg:height="0.857cm" svg:x="7.214cm" svg:y="6.6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8cm" svg:height="0.857cm" svg:x="8.071cm" svg:y="6.6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7cm" svg:x="8.929cm" svg:y="6.6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7cm" svg:x="9.786cm" svg:y="6.6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7cm" svg:x="10.643cm" svg:y="6.6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" draw:layer="layout" svg:width="0.857cm" svg:height="0.857cm" svg:x="18cm" svg:y="11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8cm" svg:height="0.857cm" svg:x="18.857cm" svg:y="11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7cm" svg:x="19.715cm" svg:y="11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7cm" svg:x="20.572cm" svg:y="11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7cm" svg:x="21.429cm" svg:y="11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5" draw:text-style-name="P1" draw:layer="layout" svg:width="0.857cm" svg:height="0.857cm" svg:x="12.58cm" svg:y="16.5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" draw:layer="layout" svg:width="0.858cm" svg:height="0.857cm" svg:x="13.437cm" svg:y="16.5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" draw:layer="layout" svg:width="0.857cm" svg:height="0.857cm" svg:x="12.58cm" svg:y="15.5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8cm" svg:height="0.857cm" svg:x="13.437cm" svg:y="15.5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7cm" svg:x="14.295cm" svg:y="15.5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7cm" svg:x="15.152cm" svg:y="15.5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7cm" svg:x="16.009cm" svg:y="15.5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5" draw:text-style-name="P1" draw:layer="layout" svg:width="0.857cm" svg:height="0.858cm" svg:x="18.061cm" svg:y="7.5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" draw:layer="layout" svg:width="0.858cm" svg:height="0.858cm" svg:x="18.918cm" svg:y="7.5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" draw:layer="layout" svg:width="0.857cm" svg:height="0.858cm" svg:x="19.776cm" svg:y="7.5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" draw:layer="layout" svg:width="0.857cm" svg:height="0.858cm" svg:x="20.633cm" svg:y="7.5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" draw:layer="layout" svg:width="0.857cm" svg:height="0.857cm" svg:x="18.061cm" svg:y="6.5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8cm" svg:height="0.857cm" svg:x="18.918cm" svg:y="6.5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7cm" svg:x="19.776cm" svg:y="6.5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7cm" svg:x="20.633cm" svg:y="6.5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7cm" svg:x="21.49cm" svg:y="6.5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" draw:layer="layout" svg:width="0.857cm" svg:height="0.857cm" svg:x="7.156cm" svg:y="12.1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8cm" svg:height="0.857cm" svg:x="8.013cm" svg:y="12.1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7cm" svg:x="8.871cm" svg:y="12.1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7cm" svg:x="9.728cm" svg:y="12.1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7cm" svg:x="10.585cm" svg:y="12.1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" draw:layer="layout" svg:width="0.857cm" svg:height="0.857cm" svg:x="7.156cm" svg:y="11.1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8cm" svg:height="0.857cm" svg:x="8.013cm" svg:y="11.1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7cm" svg:x="8.871cm" svg:y="11.1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7cm" svg:x="9.728cm" svg:y="11.1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7cm" svg:x="10.585cm" svg:y="11.1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" draw:text-style-name="P1" draw:layer="layout" svg:width="1.63cm" svg:height="1.641cm" svg:x="1.086cm" svg:y="6.477cm">
          <draw:image xlink:href="Pictures/100002010000012A0000012C2B2303EC.png" xlink:type="simple" xlink:show="embed" xlink:actuate="onLoad">
            <text:p/>
          </draw:image>
        </draw:frame>
        <draw:frame draw:style-name="gr9" draw:text-style-name="P1" draw:layer="layout" svg:width="1.489cm" svg:height="1.617cm" svg:x="27.025cm" svg:y="6.577cm">
          <draw:image xlink:href="Pictures/10000201000001140000012C76D41E36.png" xlink:type="simple" xlink:show="embed" xlink:actuate="onLoad">
            <text:p/>
          </draw:image>
        </draw:frame>
        <draw:frame draw:style-name="gr10" draw:text-style-name="P1" draw:layer="layout" svg:width="2.214cm" svg:height="1.292cm" svg:x="26.486cm" svg:y="15.685cm">
          <draw:image xlink:href="Pictures/100002010000012C000000AF1B6F633F.png" xlink:type="simple" xlink:show="embed" xlink:actuate="onLoad">
            <text:p/>
          </draw:image>
        </draw:frame>
        <draw:frame draw:style-name="gr9" draw:text-style-name="P1" draw:layer="layout" svg:width="2cm" svg:height="1cm" svg:x="26.7cm" svg:y="11.177cm">
          <draw:image xlink:href="Pictures/100002010000012C00000096CF400556.png" xlink:type="simple" xlink:show="embed" xlink:actuate="onLoad">
            <text:p/>
          </draw:image>
        </draw:frame>
        <draw:frame draw:style-name="gr9" draw:text-style-name="P1" draw:layer="layout" svg:width="1.5cm" svg:height="1.505cm" svg:x="0.986cm" svg:y="1.972cm">
          <draw:image xlink:href="Pictures/100002010000012B0000012C25093A87.png" xlink:type="simple" xlink:show="embed" xlink:actuate="onLoad">
            <text:p/>
          </draw:image>
        </draw:frame>
        <draw:frame draw:style-name="gr9" draw:text-style-name="P1" draw:layer="layout" svg:width="2.018cm" svg:height="1.5cm" svg:x="1.068cm" svg:y="15.877cm">
          <draw:image xlink:href="Pictures/100002010000012C000000DFFF22775B.png" xlink:type="simple" xlink:show="embed" xlink:actuate="onLoad">
            <text:p/>
          </draw:image>
        </draw:frame>
        <draw:frame draw:style-name="gr9" draw:text-style-name="P1" draw:layer="layout" svg:width="1.579cm" svg:height="1.5cm" svg:x="27.121cm" svg:y="2.002cm">
          <draw:image xlink:href="Pictures/100002010000012C0000011D3CC6B740.png" xlink:type="simple" xlink:show="embed" xlink:actuate="onLoad">
            <text:p/>
          </draw:image>
        </draw:frame>
        <draw:frame draw:style-name="gr10" draw:text-style-name="P1" draw:layer="layout" svg:width="1.506cm" svg:height="1.5cm" svg:x="1.111cm" svg:y="11.302cm">
          <draw:image xlink:href="Pictures/100002010000012C0000012B8BD43765.png" xlink:type="simple" xlink:show="embed" xlink:actuate="onLoad">
            <text:p/>
          </draw:image>
        </draw:frame>
        <draw:custom-shape draw:style-name="gr11" draw:text-style-name="P1" draw:layer="layout" svg:width="2cm" svg:height="1cm" draw:transform="rotate (-1.5707963267949) translate (29.198cm 9.499cm)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  <draw:page draw:name="page8" draw:style-name="dp1" draw:master-page-name="Standard">
        <draw:custom-shape draw:style-name="gr2" draw:text-style-name="P1" draw:layer="layout" svg:width="10.5cm" svg:height="15.5cm" svg:x="9.6cm" svg:y="4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7.5cm" svg:height="4cm" svg:x="1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7.5cm" svg:height="4cm" svg:x="1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7.5cm" svg:height="4cm" svg:x="1.5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7.5cm" svg:height="4cm" svg:x="1.5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" draw:layer="layout" svg:width="1.63cm" svg:height="1.641cm" svg:x="1.1cm" svg:y="6.5cm">
          <draw:image xlink:href="Pictures/100002010000012A0000012C2B2303EC.png" xlink:type="simple" xlink:show="embed" xlink:actuate="onLoad">
            <text:p/>
          </draw:image>
        </draw:frame>
        <draw:custom-shape draw:style-name="gr21" draw:text-style-name="P1" draw:layer="layout" svg:width="7.5cm" svg:height="4cm" svg:x="20.7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7.5cm" svg:height="4cm" svg:x="20.7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7.5cm" svg:height="4cm" svg:x="20.7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7.5cm" svg:height="4cm" svg:x="20.7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" draw:layer="layout" svg:width="1.489cm" svg:height="1.617cm" svg:x="27.025cm" svg:y="6.6cm">
          <draw:image xlink:href="Pictures/10000201000001140000012C76D41E36.png" xlink:type="simple" xlink:show="embed" xlink:actuate="onLoad">
            <text:p/>
          </draw:image>
        </draw:frame>
        <draw:frame draw:style-name="gr10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9.303cm" svg:height="12.792cm" svg:x="10.218cm" svg:y="5.56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2" table:default-cell-style-name="ce4">
              <table:table-cell>
                <text:p text:style-name="P1"><text:span text:style-name="T1">7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</table:table-row>
            <table:table-row table:style-name="ro2" table:default-cell-style-name="ce4"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9</text:span></text:p>
              </table:table-cell>
            </table:table-row>
            <table:table-row table:style-name="ro3" table:default-cell-style-name="ce4">
              <table:table-cell>
                <text:p text:style-name="P1"><text:span text:style-name="T1">7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3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9" draw:text-style-name="P1" draw:layer="layout" svg:width="2cm" svg:height="1cm" svg:x="26.7cm" svg:y="11.2cm">
          <draw:image xlink:href="Pictures/100002010000012C00000096CF400556.png" xlink:type="simple" xlink:show="embed" xlink:actuate="onLoad">
            <text:p/>
          </draw:image>
        </draw:frame>
        <draw:frame draw:style-name="gr9" draw:text-style-name="P1" draw:layer="layout" svg:width="1.5cm" svg:height="1.505cm" svg:x="1cm" svg:y="1.995cm">
          <draw:image xlink:href="Pictures/100002010000012B0000012C25093A87.png" xlink:type="simple" xlink:show="embed" xlink:actuate="onLoad">
            <text:p/>
          </draw:image>
        </draw:frame>
        <draw:frame draw:style-name="gr3" draw:text-style-name="P5" draw:layer="layout" svg:width="3.3cm" svg:height="2.75cm" svg:x="29.7cm" svg:y="0cm">
          <draw:text-box>
            <text:p><text:span text:style-name="T5">s8</text:span></text:p>
          </draw:text-box>
        </draw:frame>
        <draw:frame draw:style-name="gr15" draw:text-style-name="P1" draw:layer="layout" svg:width="1.864cm" svg:height="1.865cm" svg:x="3.167cm" svg:y="3.5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698cm" svg:height="1.72cm" svg:x="22cm" svg:y="8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865cm" svg:height="1.865cm" svg:x="24.486cm" svg:y="8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25.229cm" svg:y="16.555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23.565cm" svg:y="17.917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699cm" svg:height="1.719cm" svg:x="3.102cm" svg:y="16.345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865cm" svg:height="1.865cm" svg:x="6.365cm" svg:y="7.635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2.63cm" svg:y="7.435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30.701cm" svg:y="9.366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5.377cm" svg:y="3.459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21.9cm" svg:y="16.581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699cm" svg:height="1.719cm" svg:x="6.699cm" svg:y="11.783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699cm" svg:height="1.719cm" svg:x="4.95cm" svg:y="16.408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699cm" svg:height="1.719cm" svg:x="4.799cm" svg:y="11.783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865cm" svg:height="1.865cm" svg:x="34.329cm" svg:y="12.527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2.542cm" svg:y="11.819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33.789cm" svg:y="10.662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23.526cm" svg:y="11.759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699cm" svg:height="1.719cm" svg:x="26.1cm" svg:y="13.481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865cm" svg:height="1.865cm" svg:x="31.512cm" svg:y="12.509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23.514cm" svg:y="2.731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32.305cm" svg:y="3.065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30.381cm" svg:y="6.809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699cm" svg:height="1.719cm" svg:x="4.495cm" svg:y="9.031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865cm" svg:height="1.865cm" svg:x="32.564cm" svg:y="5.763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35.004cm" svg:y="8.409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699cm" svg:height="1.719cm" svg:x="21.658cm" svg:y="4.623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699cm" svg:height="1.719cm" svg:x="25.626cm" svg:y="4.542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699cm" svg:height="1.719cm" svg:x="23.68cm" svg:y="4.596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699cm" svg:height="1.719cm" svg:x="21.307cm" svg:y="13.429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699cm" svg:height="1.719cm" svg:x="6.75cm" svg:y="16.408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699cm" svg:height="1.719cm" svg:x="1.777cm" svg:y="18.064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699cm" svg:height="1.719cm" svg:x="3.547cm" svg:y="18.064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699cm" svg:height="1.719cm" svg:x="5.316cm" svg:y="18.064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699cm" svg:height="1.719cm" svg:x="7.086cm" svg:y="18.064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699cm" svg:height="1.719cm" svg:x="2.877cm" svg:y="13.684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699cm" svg:height="1.719cm" svg:x="4.576cm" svg:y="13.684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699cm" svg:height="1.719cm" svg:x="6.275cm" svg:y="13.684cm">
          <draw:image xlink:href="Pictures/10000000000000A0000000A265565B48.jpg" xlink:type="simple" xlink:show="embed" xlink:actuate="onLoad">
            <text:p/>
          </draw:image>
        </draw:frame>
        <draw:frame draw:style-name="gr9" draw:text-style-name="P1" draw:layer="layout" svg:width="2.018cm" svg:height="1.5cm" svg:x="1.081cm" svg:y="15.451cm">
          <draw:image xlink:href="Pictures/100002010000012C000000DFFF22775B.png" xlink:type="simple" xlink:show="embed" xlink:actuate="onLoad">
            <text:p/>
          </draw:image>
        </draw:frame>
        <draw:frame draw:style-name="gr9" draw:text-style-name="P1" draw:layer="layout" svg:width="1.579cm" svg:height="1.5cm" svg:x="27.12cm" svg:y="2.001cm">
          <draw:image xlink:href="Pictures/100002010000012C0000011D3CC6B740.png" xlink:type="simple" xlink:show="embed" xlink:actuate="onLoad">
            <text:p/>
          </draw:image>
        </draw:frame>
        <draw:frame draw:style-name="gr10" draw:text-style-name="P1" draw:layer="layout" svg:width="1.506cm" svg:height="1.5cm" svg:x="1.124cm" svg:y="11.276cm">
          <draw:image xlink:href="Pictures/100002010000012C0000012B8BD43765.png" xlink:type="simple" xlink:show="embed" xlink:actuate="onLoad">
            <text:p/>
          </draw:image>
        </draw:frame>
        <draw:custom-shape draw:style-name="gr11" draw:text-style-name="P1" draw:layer="layout" svg:width="2cm" svg:height="1cm" draw:transform="rotate (-1.5707963267949) translate (29.198cm 9.499cm)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  <draw:page draw:name="page9" draw:style-name="dp1" draw:master-page-name="Standard">
        <draw:custom-shape draw:style-name="gr1" draw:text-style-name="P2" draw:layer="layout" svg:width="4cm" svg:height="3.314cm" svg:x="24.2cm" svg:y="2.486cm">
          <text:p text:style-name="P1"><text:span text:style-name="T1">3+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7.153cm">
          <text:p text:style-name="P1"><text:span text:style-name="T1">5+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1.819cm">
          <text:p text:style-name="P1"><text:span text:style-name="T1">4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6.486cm">
          <text:p text:style-name="P1"><text:span text:style-name="T1">2+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cm" svg:height="3.314cm" svg:x="1.5cm" svg:y="2.5cm">
          <text:p text:style-name="P1"><text:span text:style-name="T1">1+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7.167cm">
          <text:p text:style-name="P1"><text:span text:style-name="T1">7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1.833cm">
          <text:p text:style-name="P1"><text:span text:style-name="T1">10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6.5cm">
          <text:p text:style-name="P1"><text:span text:style-name="T1">0+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>
                <text:p text:style-name="P1"><text:span text:style-name="T2"><text:s/></text:span></text:p>
              </table:table-cell>
              <table:table-cell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</table:table>
          <draw:image xlink:href="Pictures/TablePreview9.svm" xlink:type="simple" xlink:show="embed" xlink:actuate="onLoad"/>
        </draw:frame>
        <draw:frame draw:style-name="gr3" draw:layer="layout" svg:width="4.5cm" svg:height="2.75cm" svg:x="30cm" svg:y="1cm">
          <draw:text-box>
            <text:p>s 7</text:p>
          </draw:text-box>
        </draw:frame>
        <draw:custom-shape draw:style-name="gr40" draw:text-style-name="P1" draw:layer="layout" svg:width="1.273cm" svg:height="1.273cm" svg:x="8.378cm" svg:y="16.22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0" draw:text-style-name="P1" draw:layer="layout" svg:width="1.273cm" svg:height="1.274cm" svg:x="7.529cm" svg:y="14.95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0" draw:text-style-name="P1" draw:layer="layout" svg:width="1.273cm" svg:height="1.274cm" svg:x="9.227cm" svg:y="14.95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0" draw:text-style-name="P1" draw:layer="layout" svg:width="1.455cm" svg:height="1.455cm" svg:x="13cm" svg:y="10.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0" draw:text-style-name="P1" draw:layer="layout" svg:width="1.455cm" svg:height="1.455cm" svg:x="14.94cm" svg:y="11.72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0" draw:text-style-name="P1" draw:layer="layout" svg:width="2.547cm" svg:height="2.546cm" svg:x="30.453cm" svg:y="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0" draw:text-style-name="P1" draw:layer="layout" svg:width="1.106cm" svg:height="1.106cm" svg:x="8.896cm" svg:y="5.92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0" draw:text-style-name="P1" draw:layer="layout" svg:width="1.105cm" svg:height="1.106cm" svg:x="10.518cm" svg:y="5.92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0" draw:text-style-name="P1" draw:layer="layout" svg:width="1.106cm" svg:height="1.106cm" svg:x="9.633cm" svg:y="7.394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0" draw:text-style-name="P1" draw:layer="layout" svg:width="1.106cm" svg:height="1.106cm" svg:x="7.2cm" svg:y="5.92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0" draw:text-style-name="P1" draw:layer="layout" svg:width="1.105cm" svg:height="1.106cm" svg:x="7.938cm" svg:y="7.394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0" draw:text-style-name="P1" draw:layer="layout" svg:width="0.849cm" svg:height="0.849cm" svg:x="8.906cm" svg:y="11.37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0" draw:text-style-name="P1" draw:layer="layout" svg:width="0.849cm" svg:height="0.849cm" svg:x="10.151cm" svg:y="11.37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0" draw:text-style-name="P1" draw:layer="layout" svg:width="0.85cm" svg:height="0.848cm" svg:x="9.472cm" svg:y="12.50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0" draw:text-style-name="P1" draw:layer="layout" svg:width="0.849cm" svg:height="0.849cm" svg:x="7.604cm" svg:y="11.37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0" draw:text-style-name="P1" draw:layer="layout" svg:width="0.848cm" svg:height="0.848cm" svg:x="8.171cm" svg:y="12.50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0" draw:text-style-name="P1" draw:layer="layout" svg:width="0.849cm" svg:height="0.849cm" svg:x="9.529cm" svg:y="10.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0" draw:text-style-name="P1" draw:layer="layout" svg:width="0.849cm" svg:height="0.849cm" svg:x="8.227cm" svg:y="10.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0" draw:text-style-name="P1" draw:layer="layout" svg:width="0.849cm" svg:height="0.849cm" svg:x="21.051cm" svg:y="15.77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0" draw:text-style-name="P1" draw:layer="layout" svg:width="0.849cm" svg:height="0.848cm" svg:x="20.372cm" svg:y="16.90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0" draw:text-style-name="P1" draw:layer="layout" svg:width="0.849cm" svg:height="0.849cm" svg:x="18.504cm" svg:y="15.77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0" draw:text-style-name="P1" draw:layer="layout" svg:width="0.849cm" svg:height="0.848cm" svg:x="19.07cm" svg:y="16.90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0" draw:text-style-name="P1" draw:layer="layout" svg:width="0.849cm" svg:height="0.849cm" svg:x="20.429cm" svg:y="14.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0" draw:text-style-name="P1" draw:layer="layout" svg:width="0.85cm" svg:height="0.849cm" svg:x="19.126cm" svg:y="14.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g>
          <draw:custom-shape draw:style-name="gr40" draw:text-style-name="P1" draw:layer="layout" svg:width="1.116cm" svg:height="1.116cm" svg:x="19.877cm" svg:y="7.784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40" draw:text-style-name="P1" draw:layer="layout" svg:width="1.117cm" svg:height="1.116cm" svg:x="19.862cm" svg:y="5.87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40" draw:text-style-name="P1" draw:layer="layout" svg:width="1.115cm" svg:height="1.116cm" svg:x="18.4cm" svg:y="6.801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40" draw:text-style-name="P1" draw:layer="layout" svg:width="1.116cm" svg:height="1.116cm" svg:x="21.256cm" svg:y="6.801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g>
          <draw:custom-shape draw:style-name="gr40" draw:text-style-name="P1" draw:layer="layout" svg:width="0.683cm" svg:height="0.682cm" svg:x="21.057cm" svg:y="11.29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40" draw:text-style-name="P1" draw:layer="layout" svg:width="0.683cm" svg:height="0.682cm" svg:x="20.126cm" svg:y="12.15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40" draw:text-style-name="P1" draw:layer="layout" svg:width="0.683cm" svg:height="0.682cm" svg:x="19.009cm" svg:y="11.29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40" draw:text-style-name="P1" draw:layer="layout" svg:width="0.682cm" svg:height="0.682cm" svg:x="19.079cm" svg:y="12.15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40" draw:text-style-name="P1" draw:layer="layout" svg:width="0.682cm" svg:height="0.682cm" svg:x="21.082cm" svg:y="12.15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40" draw:text-style-name="P1" draw:layer="layout" svg:width="0.683cm" svg:height="0.684cm" svg:x="20.047cm" svg:y="10.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40" draw:text-style-name="P1" draw:layer="layout" svg:width="0.683cm" svg:height="0.684cm" svg:x="21.048cm" svg:y="10.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40" draw:text-style-name="P1" draw:layer="layout" svg:width="0.683cm" svg:height="0.684cm" svg:x="19cm" svg:y="10.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40" draw:text-style-name="P1" draw:layer="layout" svg:width="0.683cm" svg:height="0.683cm" svg:x="20.047cm" svg:y="11.3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g>
          <draw:custom-shape draw:style-name="gr40" draw:text-style-name="P1" draw:layer="layout" svg:width="0.683cm" svg:height="0.682cm" svg:x="15.293cm" svg:y="6.961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40" draw:text-style-name="P1" draw:layer="layout" svg:width="0.682cm" svg:height="0.682cm" svg:x="14.362cm" svg:y="7.81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40" draw:text-style-name="P1" draw:layer="layout" svg:width="0.682cm" svg:height="0.682cm" svg:x="13.245cm" svg:y="6.961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40" draw:text-style-name="P1" draw:layer="layout" svg:width="0.683cm" svg:height="0.682cm" svg:x="13.314cm" svg:y="7.81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40" draw:text-style-name="P1" draw:layer="layout" svg:width="0.682cm" svg:height="0.682cm" svg:x="15.318cm" svg:y="7.81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40" draw:text-style-name="P1" draw:layer="layout" svg:width="0.682cm" svg:height="0.683cm" svg:x="14.283cm" svg:y="6.164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40" draw:text-style-name="P1" draw:layer="layout" svg:width="0.683cm" svg:height="0.683cm" svg:x="15.284cm" svg:y="6.164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40" draw:text-style-name="P1" draw:layer="layout" svg:width="0.684cm" svg:height="0.683cm" svg:x="13.235cm" svg:y="6.164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g>
          <draw:custom-shape draw:style-name="gr40" draw:text-style-name="P1" draw:layer="layout" svg:width="0.674cm" svg:height="0.674cm" svg:x="14.633cm" svg:y="16.462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40" draw:text-style-name="P1" draw:layer="layout" svg:width="0.674cm" svg:height="0.674cm" svg:x="15.688cm" svg:y="16.462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40" draw:text-style-name="P1" draw:layer="layout" svg:width="0.673cm" svg:height="0.674cm" svg:x="15.031cm" svg:y="17.30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40" draw:text-style-name="P1" draw:layer="layout" svg:width="0.673cm" svg:height="0.674cm" svg:x="13.6cm" svg:y="16.462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40" draw:text-style-name="P1" draw:layer="layout" svg:width="0.674cm" svg:height="0.674cm" svg:x="13.997cm" svg:y="17.30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40" draw:text-style-name="P1" draw:layer="layout" svg:width="0.675cm" svg:height="0.674cm" svg:x="14.23cm" svg:y="15.67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40" draw:text-style-name="P1" draw:layer="layout" svg:width="0.674cm" svg:height="0.674cm" svg:x="15.285cm" svg:y="15.67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40" draw:text-style-name="P1" draw:layer="layout" svg:width="0.674cm" svg:height="0.674cm" svg:x="14.755cm" svg:y="14.944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40" draw:text-style-name="P1" draw:layer="layout" svg:width="0.674cm" svg:height="0.674cm" svg:x="16.106cm" svg:y="17.30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40" draw:text-style-name="P1" draw:layer="layout" svg:width="0.674cm" svg:height="0.674cm" svg:x="13cm" svg:y="17.326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frame draw:style-name="gr9" draw:text-style-name="P1" draw:layer="layout" svg:width="1.63cm" svg:height="1.641cm" svg:x="1.086cm" svg:y="6.476cm">
          <draw:image xlink:href="Pictures/100002010000012A0000012C2B2303EC.png" xlink:type="simple" xlink:show="embed" xlink:actuate="onLoad">
            <text:p/>
          </draw:image>
        </draw:frame>
        <draw:frame draw:style-name="gr9" draw:text-style-name="P1" draw:layer="layout" svg:width="1.489cm" svg:height="1.617cm" svg:x="27.025cm" svg:y="6.576cm">
          <draw:image xlink:href="Pictures/10000201000001140000012C76D41E36.png" xlink:type="simple" xlink:show="embed" xlink:actuate="onLoad">
            <text:p/>
          </draw:image>
        </draw:frame>
        <draw:frame draw:style-name="gr10" draw:text-style-name="P1" draw:layer="layout" svg:width="2.214cm" svg:height="1.292cm" svg:x="26.486cm" svg:y="15.684cm">
          <draw:image xlink:href="Pictures/100002010000012C000000AF1B6F633F.png" xlink:type="simple" xlink:show="embed" xlink:actuate="onLoad">
            <text:p/>
          </draw:image>
        </draw:frame>
        <draw:frame draw:style-name="gr9" draw:text-style-name="P1" draw:layer="layout" svg:width="2cm" svg:height="1cm" svg:x="26.7cm" svg:y="11.176cm">
          <draw:image xlink:href="Pictures/100002010000012C00000096CF400556.png" xlink:type="simple" xlink:show="embed" xlink:actuate="onLoad">
            <text:p/>
          </draw:image>
        </draw:frame>
        <draw:frame draw:style-name="gr9" draw:text-style-name="P1" draw:layer="layout" svg:width="1.5cm" svg:height="1.505cm" svg:x="0.986cm" svg:y="1.971cm">
          <draw:image xlink:href="Pictures/100002010000012B0000012C25093A87.png" xlink:type="simple" xlink:show="embed" xlink:actuate="onLoad">
            <text:p/>
          </draw:image>
        </draw:frame>
        <draw:frame draw:style-name="gr9" draw:text-style-name="P1" draw:layer="layout" svg:width="2.018cm" svg:height="1.5cm" svg:x="1.068cm" svg:y="15.876cm">
          <draw:image xlink:href="Pictures/100002010000012C000000DFFF22775B.png" xlink:type="simple" xlink:show="embed" xlink:actuate="onLoad">
            <text:p/>
          </draw:image>
        </draw:frame>
        <draw:frame draw:style-name="gr9" draw:text-style-name="P1" draw:layer="layout" svg:width="1.579cm" svg:height="1.5cm" svg:x="27.121cm" svg:y="2.001cm">
          <draw:image xlink:href="Pictures/100002010000012C0000011D3CC6B740.png" xlink:type="simple" xlink:show="embed" xlink:actuate="onLoad">
            <text:p/>
          </draw:image>
        </draw:frame>
        <draw:frame draw:style-name="gr10" draw:text-style-name="P1" draw:layer="layout" svg:width="1.506cm" svg:height="1.5cm" svg:x="1.111cm" svg:y="11.301cm">
          <draw:image xlink:href="Pictures/100002010000012C0000012B8BD43765.png" xlink:type="simple" xlink:show="embed" xlink:actuate="onLoad">
            <text:p/>
          </draw:image>
        </draw:frame>
        <draw:custom-shape draw:style-name="gr11" draw:text-style-name="P1" draw:layer="layout" svg:width="2cm" svg:height="1cm" draw:transform="rotate (-3.14159265358979) translate (15.848cm 20.498cm)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  <draw:page draw:name="page10" draw:style-name="dp1" draw:master-page-name="Standard">
        <draw:custom-shape draw:style-name="gr2" draw:text-style-name="P1" draw:layer="layout" svg:width="10.5cm" svg:height="15.5cm" svg:x="9.6cm" svg:y="4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7.5cm" svg:height="4cm" svg:x="1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7.5cm" svg:height="4cm" svg:x="1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7.5cm" svg:height="4cm" svg:x="1.5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7.5cm" svg:height="4cm" svg:x="1.5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" draw:layer="layout" svg:width="1.63cm" svg:height="1.641cm" svg:x="1.1cm" svg:y="6.5cm">
          <draw:image xlink:href="Pictures/100002010000012A0000012C2B2303EC.png" xlink:type="simple" xlink:show="embed" xlink:actuate="onLoad">
            <text:p/>
          </draw:image>
        </draw:frame>
        <draw:custom-shape draw:style-name="gr21" draw:text-style-name="P1" draw:layer="layout" svg:width="7.5cm" svg:height="4cm" svg:x="20.7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7.5cm" svg:height="4cm" svg:x="20.7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7.5cm" svg:height="4cm" svg:x="20.7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7.5cm" svg:height="4cm" svg:x="20.7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" draw:layer="layout" svg:width="1.489cm" svg:height="1.617cm" svg:x="27.025cm" svg:y="6.6cm">
          <draw:image xlink:href="Pictures/10000201000001140000012C76D41E36.png" xlink:type="simple" xlink:show="embed" xlink:actuate="onLoad">
            <text:p/>
          </draw:image>
        </draw:frame>
        <draw:frame draw:style-name="gr10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9.303cm" svg:height="12.792cm" svg:x="10.218cm" svg:y="5.56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2" table:default-cell-style-name="ce4">
              <table:table-cell>
                <text:p text:style-name="P1"><text:span text:style-name="T1">7</text:span></text:p>
              </table:table-cell>
              <table:table-cell>
                <text:p text:style-name="P1"><text:span text:style-name="T1">6</text:span></text:p>
              </table:table-cell>
              <table:table-cell>
                <text:p text:style-name="P1"><text:span text:style-name="T1">8</text:span></text:p>
              </table:table-cell>
            </table:table-row>
            <table:table-row table:style-name="ro2" table:default-cell-style-name="ce4">
              <table:table-cell>
                <text:p text:style-name="P1"><text:span text:style-name="T1">9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</table:table-row>
            <table:table-row table:style-name="ro3" table:default-cell-style-name="ce4">
              <table:table-cell>
                <text:p text:style-name="P1"><text:span text:style-name="T1">10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7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9" draw:text-style-name="P1" draw:layer="layout" svg:width="2cm" svg:height="1cm" svg:x="26.7cm" svg:y="11.2cm">
          <draw:image xlink:href="Pictures/100002010000012C00000096CF400556.png" xlink:type="simple" xlink:show="embed" xlink:actuate="onLoad">
            <text:p/>
          </draw:image>
        </draw:frame>
        <draw:frame draw:style-name="gr9" draw:text-style-name="P1" draw:layer="layout" svg:width="1.5cm" svg:height="1.505cm" svg:x="1cm" svg:y="1.995cm">
          <draw:image xlink:href="Pictures/100002010000012B0000012C25093A87.png" xlink:type="simple" xlink:show="embed" xlink:actuate="onLoad">
            <text:p/>
          </draw:image>
        </draw:frame>
        <draw:frame draw:style-name="gr3" draw:text-style-name="P5" draw:layer="layout" svg:width="3.3cm" svg:height="2.75cm" svg:x="29.7cm" svg:y="0cm">
          <draw:text-box>
            <text:p><text:span text:style-name="T5">s8</text:span></text:p>
          </draw:text-box>
        </draw:frame>
        <draw:frame draw:style-name="gr15" draw:text-style-name="P1" draw:layer="layout" svg:width="1.865cm" svg:height="1.865cm" svg:x="33.612cm" svg:y="16.346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24.814cm" svg:y="16.397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21.873cm" svg:y="16.386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699cm" svg:height="1.719cm" svg:x="5.993cm" svg:y="8.182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865cm" svg:height="1.865cm" svg:x="34.329cm" svg:y="12.527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30.546cm" svg:y="12.945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33.789cm" svg:y="10.662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32.694cm" svg:y="14.09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6.068cm" svg:y="2.915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25.494cm" svg:y="8.016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2.665cm" svg:y="2.906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4.53cm" svg:y="4.454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35.004cm" svg:y="8.409cm">
          <draw:image xlink:href="Pictures/100000000000021F0000021FC645662D.jpg" xlink:type="simple" xlink:show="embed" xlink:actuate="onLoad">
            <text:p/>
          </draw:image>
        </draw:frame>
        <draw:frame draw:style-name="gr14" draw:text-style-name="P1" draw:layer="layout" svg:width="3.452cm" svg:height="1.806cm" svg:x="22.802cm" svg:y="12.579cm">
          <draw:image xlink:href="Pictures/1000000000000343000001B583C2074C.jpg" xlink:type="simple" xlink:show="embed" xlink:actuate="onLoad">
            <text:p/>
          </draw:image>
        </draw:frame>
        <draw:frame draw:style-name="gr14" draw:text-style-name="P1" draw:layer="layout" svg:width="3.452cm" svg:height="1.806cm" svg:x="21.342cm" svg:y="8.133cm">
          <draw:image xlink:href="Pictures/1000000000000343000001B583C2074C.jpg" xlink:type="simple" xlink:show="embed" xlink:actuate="onLoad">
            <text:p/>
          </draw:image>
        </draw:frame>
        <draw:frame draw:style-name="gr14" draw:text-style-name="P1" draw:layer="layout" svg:width="3.452cm" svg:height="1.806cm" svg:x="2.087cm" svg:y="8.141cm">
          <draw:image xlink:href="Pictures/1000000000000343000001B583C2074C.jpg" xlink:type="simple" xlink:show="embed" xlink:actuate="onLoad">
            <text:p/>
          </draw:image>
        </draw:frame>
        <draw:frame draw:style-name="gr14" draw:text-style-name="P1" draw:layer="layout" svg:width="3.452cm" svg:height="1.806cm" svg:x="1.904cm" svg:y="17.275cm">
          <draw:image xlink:href="Pictures/1000000000000343000001B583C2074C.jpg" xlink:type="simple" xlink:show="embed" xlink:actuate="onLoad">
            <text:p/>
          </draw:image>
        </draw:frame>
        <draw:frame draw:style-name="gr15" draw:text-style-name="P1" draw:layer="layout" svg:width="1.699cm" svg:height="1.719cm" svg:x="30.461cm" svg:y="15.176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699cm" svg:height="1.719cm" svg:x="5.475cm" svg:y="16.204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699cm" svg:height="1.719cm" svg:x="7.142cm" svg:y="17.247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699cm" svg:height="1.719cm" svg:x="5.475cm" svg:y="18.123cm">
          <draw:image xlink:href="Pictures/10000000000000A0000000A265565B48.jpg" xlink:type="simple" xlink:show="embed" xlink:actuate="onLoad">
            <text:p/>
          </draw:image>
        </draw:frame>
        <draw:frame draw:style-name="gr14" draw:text-style-name="P1" draw:layer="layout" svg:width="3.452cm" svg:height="1.806cm" svg:x="2.27cm" svg:y="12.69cm">
          <draw:image xlink:href="Pictures/1000000000000343000001B583C2074C.jpg" xlink:type="simple" xlink:show="embed" xlink:actuate="onLoad">
            <text:p/>
          </draw:image>
        </draw:frame>
        <draw:frame draw:style-name="gr14" draw:text-style-name="P1" draw:layer="layout" svg:width="3.452cm" svg:height="1.806cm" svg:x="24.229cm" svg:y="4.392cm">
          <draw:image xlink:href="Pictures/1000000000000343000001B583C2074C.jpg" xlink:type="simple" xlink:show="embed" xlink:actuate="onLoad">
            <text:p/>
          </draw:image>
        </draw:frame>
        <draw:frame draw:style-name="gr14" draw:text-style-name="P1" draw:layer="layout" svg:width="3.452cm" svg:height="1.806cm" svg:x="21.296cm" svg:y="3.03cm">
          <draw:image xlink:href="Pictures/1000000000000343000001B583C2074C.jpg" xlink:type="simple" xlink:show="embed" xlink:actuate="onLoad">
            <text:p/>
          </draw:image>
        </draw:frame>
        <draw:frame draw:style-name="gr15" draw:text-style-name="P1" draw:layer="layout" svg:width="1.699cm" svg:height="1.719cm" svg:x="23.467cm" svg:y="18.006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699cm" svg:height="1.719cm" svg:x="6.439cm" svg:y="11.85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699cm" svg:height="1.719cm" svg:x="6.439cm" svg:y="13.569cm">
          <draw:image xlink:href="Pictures/10000000000000A0000000A265565B48.jpg" xlink:type="simple" xlink:show="embed" xlink:actuate="onLoad">
            <text:p/>
          </draw:image>
        </draw:frame>
        <draw:frame draw:style-name="gr9" draw:text-style-name="P1" draw:layer="layout" svg:width="2.018cm" svg:height="1.5cm" svg:x="1.081cm" svg:y="15.451cm">
          <draw:image xlink:href="Pictures/100002010000012C000000DFFF22775B.png" xlink:type="simple" xlink:show="embed" xlink:actuate="onLoad">
            <text:p/>
          </draw:image>
        </draw:frame>
        <draw:frame draw:style-name="gr9" draw:text-style-name="P1" draw:layer="layout" svg:width="1.579cm" svg:height="1.5cm" svg:x="27.12cm" svg:y="2.001cm">
          <draw:image xlink:href="Pictures/100002010000012C0000011D3CC6B740.png" xlink:type="simple" xlink:show="embed" xlink:actuate="onLoad">
            <text:p/>
          </draw:image>
        </draw:frame>
        <draw:frame draw:style-name="gr10" draw:text-style-name="P1" draw:layer="layout" svg:width="1.506cm" svg:height="1.5cm" svg:x="1.124cm" svg:y="11.276cm">
          <draw:image xlink:href="Pictures/100002010000012C0000012B8BD43765.png" xlink:type="simple" xlink:show="embed" xlink:actuate="onLoad">
            <text:p/>
          </draw:image>
        </draw:frame>
        <draw:custom-shape draw:style-name="gr11" draw:text-style-name="P1" draw:layer="layout" svg:width="2cm" svg:height="1cm" draw:transform="rotate (-3.14159265358979) translate (15.848cm 20.498cm)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svg:stroke-color="#000000" draw:fill="none" draw:fill-color="#ffffff" fo:min-height="1cm"/>
    </style:style>
    <style:style style:name="Mgr2" style:family="graphic" style:parent-style-name="standard">
      <style:graphic-properties draw:stroke="none" svg:stroke-color="#000000" draw:fill="none" draw:fill-color="#ffffff" draw:textarea-horizontal-align="left" draw:textarea-vertical-align="middle" fo:min-height="0.7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MP1" style:family="paragraph">
      <style:text-properties fo:font-family="Flow" style:font-pitch="variable" fo:font-weight="bold" style:font-weight-asian="bold" style:font-weight-complex="bold"/>
    </style:style>
    <style:style style:name="MP2" style:family="paragraph">
      <style:paragraph-properties fo:text-align="center"/>
    </style:style>
    <style:style style:name="MP3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MT1" style:family="text">
      <style:text-properties fo:font-family="Flow" style:font-pitch="variable" fo:font-size="24pt" fo:font-weight="bold" style:font-size-asian="24pt" style:font-weight-asian="bold" style:font-size-complex="24pt" style:font-weight-complex="bold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size="54pt" fo:font-weight="normal" style:font-size-asian="54pt" style:font-weight-asian="normal" style:font-size-complex="54pt" style:font-weight-complex="normal"/>
    </style:style>
    <style:style style:name="MT4" style:family="text">
      <style:text-properties fo:font-size="54pt" fo:font-weight="bold" style:font-size-asian="54pt" style:font-weight-asian="bold" style:font-size-complex="5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draw:frame draw:style-name="Mgr1" draw:text-style-name="MP1" draw:layer="backgroundobjects" svg:width="6cm" svg:height="1.382cm" svg:x="15.447cm" svg:y="3.5cm">
        <draw:text-box>
          <text:p><text:span text:style-name="MT1">KAZOMAT</text:span></text:p>
        </draw:text-box>
      </draw:frame>
      <draw:frame draw:style-name="Mgr2" draw:layer="backgroundobjects" svg:width="4.5cm" svg:height="1cm" svg:x="25.247cm" svg:y="0.8cm">
        <draw:text-box>
          <text:p><text:span text:style-name="MT2">© RENAUDIN 2012</text:span></text:p>
        </draw:text-box>
      </draw:frame>
      <draw:frame draw:style-name="Mgr3" draw:text-style-name="MP2" draw:layer="backgroundobjects" svg:width="1.5cm" svg:height="0.525cm" svg:x="23.847cm" svg:y="1.038cm">
        <draw:image xlink:href="Pictures/10000000000001930000008DAB8C20B3.png" xlink:type="simple" xlink:show="embed" xlink:actuate="onLoad">
          <text:p/>
        </draw:image>
      </draw:frame>
      <draw:custom-shape draw:style-name="Mgr4" draw:text-style-name="MP3" draw:layer="backgroundobjects" svg:width="6.5cm" svg:height="2cm" svg:x="9.497cm" svg:y="1.75cm">
        <text:p text:style-name="MP2"><text:span text:style-name="MT3">D</text:span><text:span text:style-name="MT4"> </text:span><text:span text:style-name="MT4"><text:page-number>&lt;numéro&gt;</text:page-number></text:span></text:p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01T16:11:09</meta:creation-date>
    <dc:date>2012-11-14T21:58:00</dc:date>
    <meta:editing-duration>PT21H47M52S</meta:editing-duration>
    <meta:editing-cycles>120</meta:editing-cycles>
    <meta:generator>LibreOffice/3.5$Linux_X86_64 LibreOffice_project/350m1$Build-2</meta:generator>
    <meta:print-date>2012-11-11T21:10:51</meta:print-date>
    <meta:document-statistic meta:object-count="887"/>
  </office:meta>
</office:document-meta>
</file>